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sassembler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number-columns-repeated="10"/>
          <table:table-cell table:style-name="Default"/>
          <table:table-cell table:number-columns-repeated="8"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 calcext:value-type="string">
            <text:p>Operacje:</text:p>
          </table:table-cell>
          <table:table-cell/>
          <table:table-cell office:value-type="string" calcext:value-type="string">
            <text:p>Adres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Rejestr</text:p>
          </table:table-cell>
          <table:table-cell office:value-type="string" calcext:value-type="string">
            <text:p>Wartość IMM</text:p>
          </table:table-cell>
          <table:table-cell table:number-columns-repeated="2"/>
          <table:table-cell office:value-type="string" calcext:value-type="string">
            <text:p>Adres</text:p>
          </table:table-cell>
          <table:table-cell table:style-name="ce1" office:value-type="string" calcext:value-type="string" table:number-columns-spanned="4" table:number-rows-spanned="1">
            <text:p>// ROM mem</text:p>
          </table:table-cell>
          <table:covered-table-cell table:number-columns-repeated="3"/>
          <table:table-cell table:number-columns-repeated="4"/>
          <table:table-cell office:value-type="string" calcext:value-type="string">
            <text:p>Adres</text:p>
          </table:table-cell>
          <table:table-cell table:style-name="Default" office:value-type="string" calcext:value-type="string">
            <text:p>Operacja</text:p>
          </table:table-cell>
          <table:table-cell table:style-name="Default" office:value-type="string" calcext:value-type="string">
            <text:p>Rejestr</text:p>
          </table:table-cell>
          <table:table-cell office:value-type="string" calcext:value-type="string">
            <text:p>Wartość IMM</text:p>
          </table:table-cell>
          <table:table-cell table:style-name="ce1" office:value-type="string" calcext:value-type="string" table:number-columns-spanned="2" table:number-rows-spanned="1">
            <text:p>Kod bitowy</text:p>
          </table:table-cell>
          <table:covered-table-cell/>
          <table:table-cell office:value-type="string" calcext:value-type="string">
            <text:p><text:s/>//</text:p>
          </table:table-cell>
          <table:table-cell office:value-type="string" calcext:value-type="string">
            <text:p>Komentar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IF([.E3]=&quot;&quot;;&quot;11111_111_11111111 // RST&quot;;COM.MICROSOFT.TEXTJOIN( ; ;[.W3];[.Z3]))" office:value-type="string" office:string-value="01010_000_00000000 // ADD R0 " calcext:value-type="string" table:number-columns-spanned="4" table:number-rows-spanned="1">
            <text:p>01010_000_00000000 // ADD R0 </text:p>
          </table:table-cell>
          <table:covered-table-cell table:number-columns-repeated="3"/>
          <table:table-cell table:number-columns-repeated="4"/>
          <table:table-cell office:value-type="float" office:value="0" calcext:value-type="float">
            <text:p>0</text:p>
          </table:table-cell>
          <table:table-cell table:formula="of:=VLOOKUP([.E3];[$Dictionary.$B$2:$Dictionary.$C$33];2;0)" office:value-type="string" office:string-value="01010" calcext:value-type="string">
            <text:p>01010</text:p>
          </table:table-cell>
          <table:table-cell table:formula="of:=IF([.F3]=&quot;&quot;;&quot;000&quot;;VLOOKUP([.F3];[$Dictionary.$E$2:$Dictionary.$F$10];2;0))" office:value-type="string" office:string-value="000" calcext:value-type="string">
            <text:p>000</text:p>
          </table:table-cell>
          <table:table-cell table:formula="of:=IF([.G3]=&quot;&quot;;&quot;00000000&quot;;DEC2BIN([.G3];8))" office:value-type="string" office:string-value="00000000" calcext:value-type="string">
            <text:p>00000000</text:p>
          </table:table-cell>
          <table:table-cell table:formula="of:=COM.MICROSOFT.TEXTJOIN(&quot;_&quot;; ;[.T3];[.U3];[.V3])" office:value-type="string" office:string-value="01010_000_00000000" calcext:value-type="string" table:number-columns-spanned="2" table:number-rows-spanned="1">
            <text:p>01010_000_00000000</text:p>
          </table:table-cell>
          <table:covered-table-cell/>
          <table:table-cell/>
          <table:table-cell table:formula="of:=COM.MICROSOFT.TEXTJOIN(&quot; &quot;; ;[.$Y$2];[.E3];[.F3];[.G3])" office:value-type="string" office:string-value=" // ADD R0 " calcext:value-type="string">
            <text:p><text:s/>// ADD R0 </text:p>
          </table:table-cell>
          <table:table-cell table:number-columns-repeated="2"/>
          <table:table-cell table:formula="of:=BIN2DEC([.T3]) * 2 ^ 11" office:value-type="float" office:value="20480" calcext:value-type="float">
            <text:p>20480</text:p>
          </table:table-cell>
          <table:table-cell table:formula="of:=BIN2DEC([.U3]) * 2 ^ 8" office:value-type="float" office:value="0" calcext:value-type="float">
            <text:p>0</text:p>
          </table:table-cell>
          <table:table-cell table:formula="of:=BIN2DEC([.V3])" office:value-type="float" office:value="0" calcext:value-type="float">
            <text:p>0</text:p>
          </table:table-cell>
          <table:table-cell/>
          <table:table-cell table:formula="of:=SUM([.AC3:.AE3])" office:value-type="float" office:value="20480" calcext:value-type="float">
            <text:p>20480</text:p>
          </table:table-cell>
          <table:table-cell table:formula="of:=COM.MICROSOFT.TEXTJOIN(&quot;   &quot;; ;[.D3];&quot;:&quot;;[.AG3])" office:value-type="string" office:string-value="0   :   20480" calcext:value-type="string">
            <text:p>0 <text:s text:c="2"/>: <text:s text:c="2"/>20480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DI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E4]=&quot;&quot;;&quot;11111_111_11111111 // RST&quot;;COM.MICROSOFT.TEXTJOIN( ; ;[.W4];[.Z4]))" office:value-type="string" office:string-value="01111_000_00001111 // LDI  15" calcext:value-type="string" table:number-columns-spanned="4" table:number-rows-spanned="1">
            <text:p>01111_000_00001111 // LDI <text:s/>15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formula="of:=VLOOKUP([.E4];[$Dictionary.$B$2:$Dictionary.$C$33];2;0)" office:value-type="string" office:string-value="01111" calcext:value-type="string">
            <text:p>01111</text:p>
          </table:table-cell>
          <table:table-cell table:formula="of:=IF([.F4]=&quot;&quot;;&quot;000&quot;;VLOOKUP([.F4];[$Dictionary.$E$2:$Dictionary.$F$10];2;0))" office:value-type="string" office:string-value="000" calcext:value-type="string">
            <text:p>000</text:p>
          </table:table-cell>
          <table:table-cell table:formula="of:=IF([.G4]=&quot;&quot;;&quot;00000000&quot;;DEC2BIN([.G4];8))" office:value-type="string" office:string-value="00001111" calcext:value-type="string">
            <text:p>00001111</text:p>
          </table:table-cell>
          <table:table-cell table:style-name="ce1" table:formula="of:=COM.MICROSOFT.TEXTJOIN(&quot;_&quot;; ;[.T4];[.U4];[.V4])" office:value-type="string" office:string-value="01111_000_00001111" calcext:value-type="string" table:number-columns-spanned="2" table:number-rows-spanned="1">
            <text:p>01111_000_00001111</text:p>
          </table:table-cell>
          <table:covered-table-cell/>
          <table:table-cell/>
          <table:table-cell table:formula="of:=COM.MICROSOFT.TEXTJOIN(&quot; &quot;; ;[.$Y$2];[.E4];[.F4];[.G4])" office:value-type="string" office:string-value=" // LDI  15" calcext:value-type="string">
            <text:p><text:s/>// LDI <text:s/>15</text:p>
          </table:table-cell>
          <table:table-cell table:number-columns-repeated="2"/>
          <table:table-cell table:formula="of:=BIN2DEC([.T4]) * 2 ^ 11" office:value-type="float" office:value="30720" calcext:value-type="float">
            <text:p>30720</text:p>
          </table:table-cell>
          <table:table-cell table:formula="of:=BIN2DEC([.U4]) * 2 ^ 8" office:value-type="float" office:value="0" calcext:value-type="float">
            <text:p>0</text:p>
          </table:table-cell>
          <table:table-cell table:formula="of:=BIN2DEC([.V4])" office:value-type="float" office:value="15" calcext:value-type="float">
            <text:p>15</text:p>
          </table:table-cell>
          <table:table-cell/>
          <table:table-cell table:formula="of:=SUM([.AC4:.AE4])" office:value-type="float" office:value="30735" calcext:value-type="float">
            <text:p>30735</text:p>
          </table:table-cell>
          <table:table-cell table:formula="of:=COM.MICROSOFT.TEXTJOIN(&quot;   &quot;; ;[.D4];&quot;:&quot;;[.AG4])" office:value-type="string" office:string-value="1   :   30735" calcext:value-type="string">
            <text:p>1 <text:s text:c="2"/>: <text:s text:c="2"/>30735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E5]=&quot;&quot;;&quot;11111_111_11111111 // RST&quot;;COM.MICROSOFT.TEXTJOIN( ; ;[.W5];[.Z5]))" office:value-type="string" office:string-value="10001_000_00000000 // ST R0 " calcext:value-type="string" table:number-columns-spanned="4" table:number-rows-spanned="1">
            <text:p>10001_000_00000000 // ST R0 </text:p>
          </table:table-cell>
          <table:covered-table-cell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table:formula="of:=VLOOKUP([.E5];[$Dictionary.$B$2:$Dictionary.$C$33];2;0)" office:value-type="string" office:string-value="10001" calcext:value-type="string">
            <text:p>10001</text:p>
          </table:table-cell>
          <table:table-cell table:formula="of:=IF([.F5]=&quot;&quot;;&quot;000&quot;;VLOOKUP([.F5];[$Dictionary.$E$2:$Dictionary.$F$10];2;0))" office:value-type="string" office:string-value="000" calcext:value-type="string">
            <text:p>000</text:p>
          </table:table-cell>
          <table:table-cell table:formula="of:=IF([.G5]=&quot;&quot;;&quot;00000000&quot;;DEC2BIN([.G5];8))" office:value-type="string" office:string-value="00000000" calcext:value-type="string">
            <text:p>00000000</text:p>
          </table:table-cell>
          <table:table-cell table:style-name="ce1" table:formula="of:=COM.MICROSOFT.TEXTJOIN(&quot;_&quot;; ;[.T5];[.U5];[.V5])" office:value-type="string" office:string-value="10001_000_00000000" calcext:value-type="string" table:number-columns-spanned="2" table:number-rows-spanned="1">
            <text:p>10001_000_00000000</text:p>
          </table:table-cell>
          <table:covered-table-cell/>
          <table:table-cell/>
          <table:table-cell table:formula="of:=COM.MICROSOFT.TEXTJOIN(&quot; &quot;; ;[.$Y$2];[.E5];[.F5];[.G5])" office:value-type="string" office:string-value=" // ST R0 " calcext:value-type="string">
            <text:p><text:s/>// ST R0 </text:p>
          </table:table-cell>
          <table:table-cell table:number-columns-repeated="2"/>
          <table:table-cell table:formula="of:=BIN2DEC([.T5]) * 2 ^ 11" office:value-type="float" office:value="34816" calcext:value-type="float">
            <text:p>34816</text:p>
          </table:table-cell>
          <table:table-cell table:formula="of:=BIN2DEC([.U5]) * 2 ^ 8" office:value-type="float" office:value="0" calcext:value-type="float">
            <text:p>0</text:p>
          </table:table-cell>
          <table:table-cell table:formula="of:=BIN2DEC([.V5])" office:value-type="float" office:value="0" calcext:value-type="float">
            <text:p>0</text:p>
          </table:table-cell>
          <table:table-cell/>
          <table:table-cell table:formula="of:=SUM([.AC5:.AE5])" office:value-type="float" office:value="34816" calcext:value-type="float">
            <text:p>34816</text:p>
          </table:table-cell>
          <table:table-cell table:formula="of:=COM.MICROSOFT.TEXTJOIN(&quot;   &quot;; ;[.D5];&quot;:&quot;;[.AG5])" office:value-type="string" office:string-value="2   :   34816" calcext:value-type="string">
            <text:p>2 <text:s text:c="2"/>: <text:s text:c="2"/>34816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DI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E6]=&quot;&quot;;&quot;11111_111_11111111 // RST&quot;;COM.MICROSOFT.TEXTJOIN( ; ;[.W6];[.Z6]))" office:value-type="string" office:string-value="01111_000_00001010 // LDI  10" calcext:value-type="string" table:number-columns-spanned="4" table:number-rows-spanned="1">
            <text:p>01111_000_00001010 // LDI <text:s/>10</text:p>
          </table:table-cell>
          <table:covered-table-cell table:number-columns-repeated="3"/>
          <table:table-cell table:number-columns-repeated="4"/>
          <table:table-cell office:value-type="float" office:value="3" calcext:value-type="float">
            <text:p>3</text:p>
          </table:table-cell>
          <table:table-cell table:formula="of:=VLOOKUP([.E6];[$Dictionary.$B$2:$Dictionary.$C$33];2;0)" office:value-type="string" office:string-value="01111" calcext:value-type="string">
            <text:p>01111</text:p>
          </table:table-cell>
          <table:table-cell table:formula="of:=IF([.F6]=&quot;&quot;;&quot;000&quot;;VLOOKUP([.F6];[$Dictionary.$E$2:$Dictionary.$F$10];2;0))" office:value-type="string" office:string-value="000" calcext:value-type="string">
            <text:p>000</text:p>
          </table:table-cell>
          <table:table-cell table:formula="of:=IF([.G6]=&quot;&quot;;&quot;00000000&quot;;DEC2BIN([.G6];8))" office:value-type="string" office:string-value="00001010" calcext:value-type="string">
            <text:p>00001010</text:p>
          </table:table-cell>
          <table:table-cell table:style-name="ce1" table:formula="of:=COM.MICROSOFT.TEXTJOIN(&quot;_&quot;; ;[.T6];[.U6];[.V6])" office:value-type="string" office:string-value="01111_000_00001010" calcext:value-type="string" table:number-columns-spanned="2" table:number-rows-spanned="1">
            <text:p>01111_000_00001010</text:p>
          </table:table-cell>
          <table:covered-table-cell/>
          <table:table-cell/>
          <table:table-cell table:formula="of:=COM.MICROSOFT.TEXTJOIN(&quot; &quot;; ;[.$Y$2];[.E6];[.F6];[.G6])" office:value-type="string" office:string-value=" // LDI  10" calcext:value-type="string">
            <text:p><text:s/>// LDI <text:s/>10</text:p>
          </table:table-cell>
          <table:table-cell table:number-columns-repeated="2"/>
          <table:table-cell table:formula="of:=BIN2DEC([.T6]) * 2 ^ 11" office:value-type="float" office:value="30720" calcext:value-type="float">
            <text:p>30720</text:p>
          </table:table-cell>
          <table:table-cell table:formula="of:=BIN2DEC([.U6]) * 2 ^ 8" office:value-type="float" office:value="0" calcext:value-type="float">
            <text:p>0</text:p>
          </table:table-cell>
          <table:table-cell table:formula="of:=BIN2DEC([.V6])" office:value-type="float" office:value="10" calcext:value-type="float">
            <text:p>10</text:p>
          </table:table-cell>
          <table:table-cell/>
          <table:table-cell table:formula="of:=SUM([.AC6:.AE6])" office:value-type="float" office:value="30730" calcext:value-type="float">
            <text:p>30730</text:p>
          </table:table-cell>
          <table:table-cell table:formula="of:=COM.MICROSOFT.TEXTJOIN(&quot;   &quot;; ;[.D6];&quot;:&quot;;[.AG6])" office:value-type="string" office:string-value="3   :   30730" calcext:value-type="string">
            <text:p>3 <text:s text:c="2"/>: <text:s text:c="2"/>30730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IF([.E7]=&quot;&quot;;&quot;11111_111_11111111 // RST&quot;;COM.MICROSOFT.TEXTJOIN( ; ;[.W7];[.Z7]))" office:value-type="string" office:string-value="10001_001_00000000 // ST R1 " calcext:value-type="string" table:number-columns-spanned="4" table:number-rows-spanned="1">
            <text:p>10001_001_00000000 // ST R1 </text:p>
          </table:table-cell>
          <table:covered-table-cell table:number-columns-repeated="3"/>
          <table:table-cell table:number-columns-repeated="4"/>
          <table:table-cell office:value-type="float" office:value="4" calcext:value-type="float">
            <text:p>4</text:p>
          </table:table-cell>
          <table:table-cell table:formula="of:=VLOOKUP([.E7];[$Dictionary.$B$2:$Dictionary.$C$33];2;0)" office:value-type="string" office:string-value="10001" calcext:value-type="string">
            <text:p>10001</text:p>
          </table:table-cell>
          <table:table-cell table:formula="of:=IF([.F7]=&quot;&quot;;&quot;000&quot;;VLOOKUP([.F7];[$Dictionary.$E$2:$Dictionary.$F$10];2;0))" office:value-type="string" office:string-value="001" calcext:value-type="string">
            <text:p>001</text:p>
          </table:table-cell>
          <table:table-cell table:formula="of:=IF([.G7]=&quot;&quot;;&quot;00000000&quot;;DEC2BIN([.G7];8))" office:value-type="string" office:string-value="00000000" calcext:value-type="string">
            <text:p>00000000</text:p>
          </table:table-cell>
          <table:table-cell table:style-name="ce1" table:formula="of:=COM.MICROSOFT.TEXTJOIN(&quot;_&quot;; ;[.T7];[.U7];[.V7])" office:value-type="string" office:string-value="10001_001_00000000" calcext:value-type="string" table:number-columns-spanned="2" table:number-rows-spanned="1">
            <text:p>10001_001_00000000</text:p>
          </table:table-cell>
          <table:covered-table-cell/>
          <table:table-cell/>
          <table:table-cell table:formula="of:=COM.MICROSOFT.TEXTJOIN(&quot; &quot;; ;[.$Y$2];[.E7];[.F7];[.G7])" office:value-type="string" office:string-value=" // ST R1 " calcext:value-type="string">
            <text:p><text:s/>// ST R1 </text:p>
          </table:table-cell>
          <table:table-cell table:number-columns-repeated="2"/>
          <table:table-cell table:formula="of:=BIN2DEC([.T7]) * 2 ^ 11" office:value-type="float" office:value="34816" calcext:value-type="float">
            <text:p>34816</text:p>
          </table:table-cell>
          <table:table-cell table:formula="of:=BIN2DEC([.U7]) * 2 ^ 8" office:value-type="float" office:value="256" calcext:value-type="float">
            <text:p>256</text:p>
          </table:table-cell>
          <table:table-cell table:formula="of:=BIN2DEC([.V7])" office:value-type="float" office:value="0" calcext:value-type="float">
            <text:p>0</text:p>
          </table:table-cell>
          <table:table-cell/>
          <table:table-cell table:formula="of:=SUM([.AC7:.AE7])" office:value-type="float" office:value="35072" calcext:value-type="float">
            <text:p>35072</text:p>
          </table:table-cell>
          <table:table-cell table:formula="of:=COM.MICROSOFT.TEXTJOIN(&quot;   &quot;; ;[.D7];&quot;:&quot;;[.AG7])" office:value-type="string" office:string-value="4   :   35072" calcext:value-type="string">
            <text:p>4 <text:s text:c="2"/>: <text:s text:c="2"/>35072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DI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.E8]=&quot;&quot;;&quot;11111_111_11111111 // RST&quot;;COM.MICROSOFT.TEXTJOIN( ; ;[.W8];[.Z8]))" office:value-type="string" office:string-value="01111_000_00100110 // LDI  38" calcext:value-type="string" table:number-columns-spanned="4" table:number-rows-spanned="1">
            <text:p>01111_000_00100110 // LDI <text:s/>38</text:p>
          </table:table-cell>
          <table:covered-table-cell table:number-columns-repeated="3"/>
          <table:table-cell table:number-columns-repeated="4"/>
          <table:table-cell office:value-type="float" office:value="5" calcext:value-type="float">
            <text:p>5</text:p>
          </table:table-cell>
          <table:table-cell table:formula="of:=VLOOKUP([.E8];[$Dictionary.$B$2:$Dictionary.$C$33];2;0)" office:value-type="string" office:string-value="01111" calcext:value-type="string">
            <text:p>01111</text:p>
          </table:table-cell>
          <table:table-cell table:formula="of:=IF([.F8]=&quot;&quot;;&quot;000&quot;;VLOOKUP([.F8];[$Dictionary.$E$2:$Dictionary.$F$10];2;0))" office:value-type="string" office:string-value="000" calcext:value-type="string">
            <text:p>000</text:p>
          </table:table-cell>
          <table:table-cell table:formula="of:=IF([.G8]=&quot;&quot;;&quot;00000000&quot;;DEC2BIN([.G8];8))" office:value-type="string" office:string-value="00100110" calcext:value-type="string">
            <text:p>00100110</text:p>
          </table:table-cell>
          <table:table-cell table:style-name="ce1" table:formula="of:=COM.MICROSOFT.TEXTJOIN(&quot;_&quot;; ;[.T8];[.U8];[.V8])" office:value-type="string" office:string-value="01111_000_00100110" calcext:value-type="string" table:number-columns-spanned="2" table:number-rows-spanned="1">
            <text:p>01111_000_00100110</text:p>
          </table:table-cell>
          <table:covered-table-cell/>
          <table:table-cell/>
          <table:table-cell table:formula="of:=COM.MICROSOFT.TEXTJOIN(&quot; &quot;; ;[.$Y$2];[.E8];[.F8];[.G8])" office:value-type="string" office:string-value=" // LDI  38" calcext:value-type="string">
            <text:p><text:s/>// LDI <text:s/>38</text:p>
          </table:table-cell>
          <table:table-cell table:number-columns-repeated="2"/>
          <table:table-cell table:formula="of:=BIN2DEC([.T8]) * 2 ^ 11" office:value-type="float" office:value="30720" calcext:value-type="float">
            <text:p>30720</text:p>
          </table:table-cell>
          <table:table-cell table:formula="of:=BIN2DEC([.U8]) * 2 ^ 8" office:value-type="float" office:value="0" calcext:value-type="float">
            <text:p>0</text:p>
          </table:table-cell>
          <table:table-cell table:formula="of:=BIN2DEC([.V8])" office:value-type="float" office:value="38" calcext:value-type="float">
            <text:p>38</text:p>
          </table:table-cell>
          <table:table-cell/>
          <table:table-cell table:formula="of:=SUM([.AC8:.AE8])" office:value-type="float" office:value="30758" calcext:value-type="float">
            <text:p>30758</text:p>
          </table:table-cell>
          <table:table-cell table:formula="of:=COM.MICROSOFT.TEXTJOIN(&quot;   &quot;; ;[.D8];&quot;:&quot;;[.AG8])" office:value-type="string" office:string-value="5   :   30758" calcext:value-type="string">
            <text:p>5 <text:s text:c="2"/>: <text:s text:c="2"/>30758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IF([.E9]=&quot;&quot;;&quot;11111_111_11111111 // RST&quot;;COM.MICROSOFT.TEXTJOIN( ; ;[.W9];[.Z9]))" office:value-type="string" office:string-value="10001_010_00000000 // ST R2 " calcext:value-type="string" table:number-columns-spanned="4" table:number-rows-spanned="1">
            <text:p>10001_010_00000000 // ST R2 </text:p>
          </table:table-cell>
          <table:covered-table-cell table:number-columns-repeated="3"/>
          <table:table-cell table:number-columns-repeated="4"/>
          <table:table-cell office:value-type="float" office:value="6" calcext:value-type="float">
            <text:p>6</text:p>
          </table:table-cell>
          <table:table-cell table:formula="of:=VLOOKUP([.E9];[$Dictionary.$B$2:$Dictionary.$C$33];2;0)" office:value-type="string" office:string-value="10001" calcext:value-type="string">
            <text:p>10001</text:p>
          </table:table-cell>
          <table:table-cell table:formula="of:=IF([.F9]=&quot;&quot;;&quot;000&quot;;VLOOKUP([.F9];[$Dictionary.$E$2:$Dictionary.$F$10];2;0))" office:value-type="string" office:string-value="010" calcext:value-type="string">
            <text:p>010</text:p>
          </table:table-cell>
          <table:table-cell table:formula="of:=IF([.G9]=&quot;&quot;;&quot;00000000&quot;;DEC2BIN([.G9];8))" office:value-type="string" office:string-value="00000000" calcext:value-type="string">
            <text:p>00000000</text:p>
          </table:table-cell>
          <table:table-cell table:style-name="ce1" table:formula="of:=COM.MICROSOFT.TEXTJOIN(&quot;_&quot;; ;[.T9];[.U9];[.V9])" office:value-type="string" office:string-value="10001_010_00000000" calcext:value-type="string" table:number-columns-spanned="2" table:number-rows-spanned="1">
            <text:p>10001_010_00000000</text:p>
          </table:table-cell>
          <table:covered-table-cell/>
          <table:table-cell/>
          <table:table-cell table:formula="of:=COM.MICROSOFT.TEXTJOIN(&quot; &quot;; ;[.$Y$2];[.E9];[.F9];[.G9])" office:value-type="string" office:string-value=" // ST R2 " calcext:value-type="string">
            <text:p><text:s/>// ST R2 </text:p>
          </table:table-cell>
          <table:table-cell table:number-columns-repeated="2"/>
          <table:table-cell table:formula="of:=BIN2DEC([.T9]) * 2 ^ 11" office:value-type="float" office:value="34816" calcext:value-type="float">
            <text:p>34816</text:p>
          </table:table-cell>
          <table:table-cell table:formula="of:=BIN2DEC([.U9]) * 2 ^ 8" office:value-type="float" office:value="512" calcext:value-type="float">
            <text:p>512</text:p>
          </table:table-cell>
          <table:table-cell table:formula="of:=BIN2DEC([.V9])" office:value-type="float" office:value="0" calcext:value-type="float">
            <text:p>0</text:p>
          </table:table-cell>
          <table:table-cell/>
          <table:table-cell table:formula="of:=SUM([.AC9:.AE9])" office:value-type="float" office:value="35328" calcext:value-type="float">
            <text:p>35328</text:p>
          </table:table-cell>
          <table:table-cell table:formula="of:=COM.MICROSOFT.TEXTJOIN(&quot;   &quot;; ;[.D9];&quot;:&quot;;[.AG9])" office:value-type="string" office:string-value="6   :   35328" calcext:value-type="string">
            <text:p>6 <text:s text:c="2"/>: <text:s text:c="2"/>35328</text:p>
          </table:table-cell>
        </table:table-row>
        <table:table-row table:style-name="ro1">
          <table:table-cell/>
          <table:table-cell office:value-type="string" calcext:value-type="string">
            <text:p>XNO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ALL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.E10]=&quot;&quot;;&quot;11111_111_11111111 // RST&quot;;COM.MICROSOFT.TEXTJOIN( ; ;[.W10];[.Z10]))" office:value-type="string" office:string-value="11000_000_00010011 // CALL  19" calcext:value-type="string" table:number-columns-spanned="4" table:number-rows-spanned="1">
            <text:p>11000_000_00010011 // CALL <text:s/>19</text:p>
          </table:table-cell>
          <table:covered-table-cell table:number-columns-repeated="3"/>
          <table:table-cell table:number-columns-repeated="4"/>
          <table:table-cell office:value-type="float" office:value="7" calcext:value-type="float">
            <text:p>7</text:p>
          </table:table-cell>
          <table:table-cell table:formula="of:=VLOOKUP([.E10];[$Dictionary.$B$2:$Dictionary.$C$33];2;0)" office:value-type="float" office:value="11000" calcext:value-type="float">
            <text:p>11000</text:p>
          </table:table-cell>
          <table:table-cell table:formula="of:=IF([.F10]=&quot;&quot;;&quot;000&quot;;VLOOKUP([.F10];[$Dictionary.$E$2:$Dictionary.$F$10];2;0))" office:value-type="string" office:string-value="000" calcext:value-type="string">
            <text:p>000</text:p>
          </table:table-cell>
          <table:table-cell table:formula="of:=IF([.G10]=&quot;&quot;;&quot;00000000&quot;;DEC2BIN([.G10];8))" office:value-type="string" office:string-value="00010011" calcext:value-type="string">
            <text:p>00010011</text:p>
          </table:table-cell>
          <table:table-cell table:style-name="ce1" table:formula="of:=COM.MICROSOFT.TEXTJOIN(&quot;_&quot;; ;[.T10];[.U10];[.V10])" office:value-type="string" office:string-value="11000_000_00010011" calcext:value-type="string" table:number-columns-spanned="2" table:number-rows-spanned="1">
            <text:p>11000_000_00010011</text:p>
          </table:table-cell>
          <table:covered-table-cell/>
          <table:table-cell/>
          <table:table-cell table:formula="of:=COM.MICROSOFT.TEXTJOIN(&quot; &quot;; ;[.$Y$2];[.E10];[.F10];[.G10])" office:value-type="string" office:string-value=" // CALL  19" calcext:value-type="string">
            <text:p><text:s/>// CALL <text:s/>19</text:p>
          </table:table-cell>
          <table:table-cell table:number-columns-repeated="2"/>
          <table:table-cell table:formula="of:=BIN2DEC([.T10]) * 2 ^ 11" office:value-type="float" office:value="49152" calcext:value-type="float">
            <text:p>49152</text:p>
          </table:table-cell>
          <table:table-cell table:formula="of:=BIN2DEC([.U10]) * 2 ^ 8" office:value-type="float" office:value="0" calcext:value-type="float">
            <text:p>0</text:p>
          </table:table-cell>
          <table:table-cell table:formula="of:=BIN2DEC([.V10])" office:value-type="float" office:value="19" calcext:value-type="float">
            <text:p>19</text:p>
          </table:table-cell>
          <table:table-cell/>
          <table:table-cell table:formula="of:=SUM([.AC10:.AE10])" office:value-type="float" office:value="49171" calcext:value-type="float">
            <text:p>49171</text:p>
          </table:table-cell>
          <table:table-cell table:formula="of:=COM.MICROSOFT.TEXTJOIN(&quot;   &quot;; ;[.D10];&quot;:&quot;;[.AG10])" office:value-type="string" office:string-value="7   :   49171" calcext:value-type="string">
            <text:p>7 <text:s text:c="2"/>: <text:s text:c="2"/>49171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Z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([.E11]=&quot;&quot;;&quot;11111_111_11111111 // RST&quot;;COM.MICROSOFT.TEXTJOIN( ; ;[.W11];[.Z11]))" office:value-type="string" office:string-value="11011_000_00001010 // JZ  10" calcext:value-type="string" table:number-columns-spanned="4" table:number-rows-spanned="1">
            <text:p>11011_000_00001010 // JZ <text:s/>10</text:p>
          </table:table-cell>
          <table:covered-table-cell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table:formula="of:=VLOOKUP([.E11];[$Dictionary.$B$2:$Dictionary.$C$33];2;0)" office:value-type="string" office:string-value="11011" calcext:value-type="string">
            <text:p>11011</text:p>
          </table:table-cell>
          <table:table-cell table:formula="of:=IF([.F11]=&quot;&quot;;&quot;000&quot;;VLOOKUP([.F11];[$Dictionary.$E$2:$Dictionary.$F$10];2;0))" office:value-type="string" office:string-value="000" calcext:value-type="string">
            <text:p>000</text:p>
          </table:table-cell>
          <table:table-cell table:formula="of:=IF([.G11]=&quot;&quot;;&quot;00000000&quot;;DEC2BIN([.G11];8))" office:value-type="string" office:string-value="00001010" calcext:value-type="string">
            <text:p>00001010</text:p>
          </table:table-cell>
          <table:table-cell table:style-name="ce1" table:formula="of:=COM.MICROSOFT.TEXTJOIN(&quot;_&quot;; ;[.T11];[.U11];[.V11])" office:value-type="string" office:string-value="11011_000_00001010" calcext:value-type="string" table:number-columns-spanned="2" table:number-rows-spanned="1">
            <text:p>11011_000_00001010</text:p>
          </table:table-cell>
          <table:covered-table-cell/>
          <table:table-cell/>
          <table:table-cell table:formula="of:=COM.MICROSOFT.TEXTJOIN(&quot; &quot;; ;[.$Y$2];[.E11];[.F11];[.G11])" office:value-type="string" office:string-value=" // JZ  10" calcext:value-type="string">
            <text:p><text:s/>// JZ <text:s/>10</text:p>
          </table:table-cell>
          <table:table-cell table:number-columns-repeated="2"/>
          <table:table-cell table:formula="of:=BIN2DEC([.T11]) * 2 ^ 11" office:value-type="float" office:value="55296" calcext:value-type="float">
            <text:p>55296</text:p>
          </table:table-cell>
          <table:table-cell table:formula="of:=BIN2DEC([.U11]) * 2 ^ 8" office:value-type="float" office:value="0" calcext:value-type="float">
            <text:p>0</text:p>
          </table:table-cell>
          <table:table-cell table:formula="of:=BIN2DEC([.V11])" office:value-type="float" office:value="10" calcext:value-type="float">
            <text:p>10</text:p>
          </table:table-cell>
          <table:table-cell/>
          <table:table-cell table:formula="of:=SUM([.AC11:.AE11])" office:value-type="float" office:value="55306" calcext:value-type="float">
            <text:p>55306</text:p>
          </table:table-cell>
          <table:table-cell table:formula="of:=COM.MICROSOFT.TEXTJOIN(&quot;   &quot;; ;[.D11];&quot;:&quot;;[.AG11])" office:value-type="string" office:string-value="8   :   55306" calcext:value-type="string">
            <text:p>8 <text:s text:c="2"/>: <text:s text:c="2"/>55306</text:p>
          </table:table-cell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MP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.E12]=&quot;&quot;;&quot;11111_111_11111111 // RST&quot;;COM.MICROSOFT.TEXTJOIN( ; ;[.W12];[.Z12]))" office:value-type="string" office:string-value="11010_000_00000111 // JMP  7" calcext:value-type="string" table:number-columns-spanned="4" table:number-rows-spanned="1">
            <text:p>11010_000_00000111 // JMP <text:s/>7</text:p>
          </table:table-cell>
          <table:covered-table-cell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table:formula="of:=VLOOKUP([.E12];[$Dictionary.$B$2:$Dictionary.$C$33];2;0)" office:value-type="string" office:string-value="11010" calcext:value-type="string">
            <text:p>11010</text:p>
          </table:table-cell>
          <table:table-cell table:formula="of:=IF([.F12]=&quot;&quot;;&quot;000&quot;;VLOOKUP([.F12];[$Dictionary.$E$2:$Dictionary.$F$10];2;0))" office:value-type="string" office:string-value="000" calcext:value-type="string">
            <text:p>000</text:p>
          </table:table-cell>
          <table:table-cell table:formula="of:=IF([.G12]=&quot;&quot;;&quot;00000000&quot;;DEC2BIN([.G12];8))" office:value-type="string" office:string-value="00000111" calcext:value-type="string">
            <text:p>00000111</text:p>
          </table:table-cell>
          <table:table-cell table:style-name="ce1" table:formula="of:=COM.MICROSOFT.TEXTJOIN(&quot;_&quot;; ;[.T12];[.U12];[.V12])" office:value-type="string" office:string-value="11010_000_00000111" calcext:value-type="string" table:number-columns-spanned="2" table:number-rows-spanned="1">
            <text:p>11010_000_00000111</text:p>
          </table:table-cell>
          <table:covered-table-cell/>
          <table:table-cell/>
          <table:table-cell table:formula="of:=COM.MICROSOFT.TEXTJOIN(&quot; &quot;; ;[.$Y$2];[.E12];[.F12];[.G12])" office:value-type="string" office:string-value=" // JMP  7" calcext:value-type="string">
            <text:p><text:s/>// JMP <text:s/>7</text:p>
          </table:table-cell>
          <table:table-cell table:number-columns-repeated="2"/>
          <table:table-cell table:formula="of:=BIN2DEC([.T12]) * 2 ^ 11" office:value-type="float" office:value="53248" calcext:value-type="float">
            <text:p>53248</text:p>
          </table:table-cell>
          <table:table-cell table:formula="of:=BIN2DEC([.U12]) * 2 ^ 8" office:value-type="float" office:value="0" calcext:value-type="float">
            <text:p>0</text:p>
          </table:table-cell>
          <table:table-cell table:formula="of:=BIN2DEC([.V12])" office:value-type="float" office:value="7" calcext:value-type="float">
            <text:p>7</text:p>
          </table:table-cell>
          <table:table-cell/>
          <table:table-cell table:formula="of:=SUM([.AC12:.AE12])" office:value-type="float" office:value="53255" calcext:value-type="float">
            <text:p>53255</text:p>
          </table:table-cell>
          <table:table-cell table:formula="of:=COM.MICROSOFT.TEXTJOIN(&quot;   &quot;; ;[.D12];&quot;:&quot;;[.AG12])" office:value-type="string" office:string-value="9   :   53255" calcext:value-type="string">
            <text:p>9 <text:s text:c="2"/>: <text:s text:c="2"/>53255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DI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E13]=&quot;&quot;;&quot;11111_111_11111111 // RST&quot;;COM.MICROSOFT.TEXTJOIN( ; ;[.W13];[.Z13]))" office:value-type="string" office:string-value="01111_000_00001111 // LDI  15" calcext:value-type="string" table:number-columns-spanned="4" table:number-rows-spanned="1">
            <text:p>01111_000_00001111 // LDI <text:s/>15</text:p>
          </table:table-cell>
          <table:covered-table-cell table:number-columns-repeated="3"/>
          <table:table-cell table:number-columns-repeated="4"/>
          <table:table-cell office:value-type="float" office:value="10" calcext:value-type="float">
            <text:p>10</text:p>
          </table:table-cell>
          <table:table-cell table:formula="of:=VLOOKUP([.E13];[$Dictionary.$B$2:$Dictionary.$C$33];2;0)" office:value-type="string" office:string-value="01111" calcext:value-type="string">
            <text:p>01111</text:p>
          </table:table-cell>
          <table:table-cell table:formula="of:=IF([.F13]=&quot;&quot;;&quot;000&quot;;VLOOKUP([.F13];[$Dictionary.$E$2:$Dictionary.$F$10];2;0))" office:value-type="string" office:string-value="000" calcext:value-type="string">
            <text:p>000</text:p>
          </table:table-cell>
          <table:table-cell table:formula="of:=IF([.G13]=&quot;&quot;;&quot;00000000&quot;;DEC2BIN([.G13];8))" office:value-type="string" office:string-value="00001111" calcext:value-type="string">
            <text:p>00001111</text:p>
          </table:table-cell>
          <table:table-cell table:style-name="ce1" table:formula="of:=COM.MICROSOFT.TEXTJOIN(&quot;_&quot;; ;[.T13];[.U13];[.V13])" office:value-type="string" office:string-value="01111_000_00001111" calcext:value-type="string" table:number-columns-spanned="2" table:number-rows-spanned="1">
            <text:p>01111_000_00001111</text:p>
          </table:table-cell>
          <table:covered-table-cell/>
          <table:table-cell/>
          <table:table-cell table:formula="of:=COM.MICROSOFT.TEXTJOIN(&quot; &quot;; ;[.$Y$2];[.E13];[.F13];[.G13])" office:value-type="string" office:string-value=" // LDI  15" calcext:value-type="string">
            <text:p><text:s/>// LDI <text:s/>15</text:p>
          </table:table-cell>
          <table:table-cell table:number-columns-repeated="2"/>
          <table:table-cell table:formula="of:=BIN2DEC([.T13]) * 2 ^ 11" office:value-type="float" office:value="30720" calcext:value-type="float">
            <text:p>30720</text:p>
          </table:table-cell>
          <table:table-cell table:formula="of:=BIN2DEC([.U13]) * 2 ^ 8" office:value-type="float" office:value="0" calcext:value-type="float">
            <text:p>0</text:p>
          </table:table-cell>
          <table:table-cell table:formula="of:=BIN2DEC([.V13])" office:value-type="float" office:value="15" calcext:value-type="float">
            <text:p>15</text:p>
          </table:table-cell>
          <table:table-cell/>
          <table:table-cell table:formula="of:=SUM([.AC13:.AE13])" office:value-type="float" office:value="30735" calcext:value-type="float">
            <text:p>30735</text:p>
          </table:table-cell>
          <table:table-cell table:formula="of:=COM.MICROSOFT.TEXTJOIN(&quot;   &quot;; ;[.D13];&quot;:&quot;;[.AG13])" office:value-type="string" office:string-value="10   :   30735" calcext:value-type="string">
            <text:p>10 <text:s text:c="2"/>: <text:s text:c="2"/>30735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IF([.E14]=&quot;&quot;;&quot;11111_111_11111111 // RST&quot;;COM.MICROSOFT.TEXTJOIN( ; ;[.W14];[.Z14]))" office:value-type="string" office:string-value="10001_000_00000000 // ST R0 " calcext:value-type="string" table:number-columns-spanned="4" table:number-rows-spanned="1">
            <text:p>10001_000_00000000 // ST R0 </text:p>
          </table:table-cell>
          <table:covered-table-cell table:number-columns-repeated="3"/>
          <table:table-cell table:number-columns-repeated="4"/>
          <table:table-cell office:value-type="float" office:value="11" calcext:value-type="float">
            <text:p>11</text:p>
          </table:table-cell>
          <table:table-cell table:formula="of:=VLOOKUP([.E14];[$Dictionary.$B$2:$Dictionary.$C$33];2;0)" office:value-type="string" office:string-value="10001" calcext:value-type="string">
            <text:p>10001</text:p>
          </table:table-cell>
          <table:table-cell table:formula="of:=IF([.F14]=&quot;&quot;;&quot;000&quot;;VLOOKUP([.F14];[$Dictionary.$E$2:$Dictionary.$F$10];2;0))" office:value-type="string" office:string-value="000" calcext:value-type="string">
            <text:p>000</text:p>
          </table:table-cell>
          <table:table-cell table:formula="of:=IF([.G14]=&quot;&quot;;&quot;00000000&quot;;DEC2BIN([.G14];8))" office:value-type="string" office:string-value="00000000" calcext:value-type="string">
            <text:p>00000000</text:p>
          </table:table-cell>
          <table:table-cell table:style-name="ce1" table:formula="of:=COM.MICROSOFT.TEXTJOIN(&quot;_&quot;; ;[.T14];[.U14];[.V14])" office:value-type="string" office:string-value="10001_000_00000000" calcext:value-type="string" table:number-columns-spanned="2" table:number-rows-spanned="1">
            <text:p>10001_000_00000000</text:p>
          </table:table-cell>
          <table:covered-table-cell/>
          <table:table-cell/>
          <table:table-cell table:formula="of:=COM.MICROSOFT.TEXTJOIN(&quot; &quot;; ;[.$Y$2];[.E14];[.F14];[.G14])" office:value-type="string" office:string-value=" // ST R0 " calcext:value-type="string">
            <text:p><text:s/>// ST R0 </text:p>
          </table:table-cell>
          <table:table-cell table:number-columns-repeated="2"/>
          <table:table-cell table:formula="of:=BIN2DEC([.T14]) * 2 ^ 11" office:value-type="float" office:value="34816" calcext:value-type="float">
            <text:p>34816</text:p>
          </table:table-cell>
          <table:table-cell table:formula="of:=BIN2DEC([.U14]) * 2 ^ 8" office:value-type="float" office:value="0" calcext:value-type="float">
            <text:p>0</text:p>
          </table:table-cell>
          <table:table-cell table:formula="of:=BIN2DEC([.V14])" office:value-type="float" office:value="0" calcext:value-type="float">
            <text:p>0</text:p>
          </table:table-cell>
          <table:table-cell/>
          <table:table-cell table:formula="of:=SUM([.AC14:.AE14])" office:value-type="float" office:value="34816" calcext:value-type="float">
            <text:p>34816</text:p>
          </table:table-cell>
          <table:table-cell table:formula="of:=COM.MICROSOFT.TEXTJOIN(&quot;   &quot;; ;[.D14];&quot;:&quot;;[.AG14])" office:value-type="string" office:string-value="11   :   34816" calcext:value-type="string">
            <text:p>11 <text:s text:c="2"/>: <text:s text:c="2"/>34816</text:p>
          </table:table-cell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DI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E15]=&quot;&quot;;&quot;11111_111_11111111 // RST&quot;;COM.MICROSOFT.TEXTJOIN( ; ;[.W15];[.Z15]))" office:value-type="string" office:string-value="01111_000_00001010 // LDI  10" calcext:value-type="string" table:number-columns-spanned="4" table:number-rows-spanned="1">
            <text:p>01111_000_00001010 // LDI <text:s/>10</text:p>
          </table:table-cell>
          <table:covered-table-cell table:number-columns-repeated="3"/>
          <table:table-cell table:number-columns-repeated="4"/>
          <table:table-cell office:value-type="float" office:value="12" calcext:value-type="float">
            <text:p>12</text:p>
          </table:table-cell>
          <table:table-cell table:formula="of:=VLOOKUP([.E15];[$Dictionary.$B$2:$Dictionary.$C$33];2;0)" office:value-type="string" office:string-value="01111" calcext:value-type="string">
            <text:p>01111</text:p>
          </table:table-cell>
          <table:table-cell table:formula="of:=IF([.F15]=&quot;&quot;;&quot;000&quot;;VLOOKUP([.F15];[$Dictionary.$E$2:$Dictionary.$F$10];2;0))" office:value-type="string" office:string-value="000" calcext:value-type="string">
            <text:p>000</text:p>
          </table:table-cell>
          <table:table-cell table:formula="of:=IF([.G15]=&quot;&quot;;&quot;00000000&quot;;DEC2BIN([.G15];8))" office:value-type="string" office:string-value="00001010" calcext:value-type="string">
            <text:p>00001010</text:p>
          </table:table-cell>
          <table:table-cell table:style-name="ce1" table:formula="of:=COM.MICROSOFT.TEXTJOIN(&quot;_&quot;; ;[.T15];[.U15];[.V15])" office:value-type="string" office:string-value="01111_000_00001010" calcext:value-type="string" table:number-columns-spanned="2" table:number-rows-spanned="1">
            <text:p>01111_000_00001010</text:p>
          </table:table-cell>
          <table:covered-table-cell/>
          <table:table-cell/>
          <table:table-cell table:formula="of:=COM.MICROSOFT.TEXTJOIN(&quot; &quot;; ;[.$Y$2];[.E15];[.F15];[.G15])" office:value-type="string" office:string-value=" // LDI  10" calcext:value-type="string">
            <text:p><text:s/>// LDI <text:s/>10</text:p>
          </table:table-cell>
          <table:table-cell table:number-columns-repeated="2"/>
          <table:table-cell table:formula="of:=BIN2DEC([.T15]) * 2 ^ 11" office:value-type="float" office:value="30720" calcext:value-type="float">
            <text:p>30720</text:p>
          </table:table-cell>
          <table:table-cell table:formula="of:=BIN2DEC([.U15]) * 2 ^ 8" office:value-type="float" office:value="0" calcext:value-type="float">
            <text:p>0</text:p>
          </table:table-cell>
          <table:table-cell table:formula="of:=BIN2DEC([.V15])" office:value-type="float" office:value="10" calcext:value-type="float">
            <text:p>10</text:p>
          </table:table-cell>
          <table:table-cell/>
          <table:table-cell table:formula="of:=SUM([.AC15:.AE15])" office:value-type="float" office:value="30730" calcext:value-type="float">
            <text:p>30730</text:p>
          </table:table-cell>
          <table:table-cell table:formula="of:=COM.MICROSOFT.TEXTJOIN(&quot;   &quot;; ;[.D15];&quot;:&quot;;[.AG15])" office:value-type="string" office:string-value="12   :   30730" calcext:value-type="string">
            <text:p>12 <text:s text:c="2"/>: <text:s text:c="2"/>30730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IF([.E16]=&quot;&quot;;&quot;11111_111_11111111 // RST&quot;;COM.MICROSOFT.TEXTJOIN( ; ;[.W16];[.Z16]))" office:value-type="string" office:string-value="10001_001_00000000 // ST R1 " calcext:value-type="string" table:number-columns-spanned="4" table:number-rows-spanned="1">
            <text:p>10001_001_00000000 // ST R1 </text:p>
          </table:table-cell>
          <table:covered-table-cell table:number-columns-repeated="3"/>
          <table:table-cell table:number-columns-repeated="4"/>
          <table:table-cell office:value-type="float" office:value="13" calcext:value-type="float">
            <text:p>13</text:p>
          </table:table-cell>
          <table:table-cell table:formula="of:=VLOOKUP([.E16];[$Dictionary.$B$2:$Dictionary.$C$33];2;0)" office:value-type="string" office:string-value="10001" calcext:value-type="string">
            <text:p>10001</text:p>
          </table:table-cell>
          <table:table-cell table:formula="of:=IF([.F16]=&quot;&quot;;&quot;000&quot;;VLOOKUP([.F16];[$Dictionary.$E$2:$Dictionary.$F$10];2;0))" office:value-type="string" office:string-value="001" calcext:value-type="string">
            <text:p>001</text:p>
          </table:table-cell>
          <table:table-cell table:formula="of:=IF([.G16]=&quot;&quot;;&quot;00000000&quot;;DEC2BIN([.G16];8))" office:value-type="string" office:string-value="00000000" calcext:value-type="string">
            <text:p>00000000</text:p>
          </table:table-cell>
          <table:table-cell table:style-name="ce1" table:formula="of:=COM.MICROSOFT.TEXTJOIN(&quot;_&quot;; ;[.T16];[.U16];[.V16])" office:value-type="string" office:string-value="10001_001_00000000" calcext:value-type="string" table:number-columns-spanned="2" table:number-rows-spanned="1">
            <text:p>10001_001_00000000</text:p>
          </table:table-cell>
          <table:covered-table-cell/>
          <table:table-cell/>
          <table:table-cell table:formula="of:=COM.MICROSOFT.TEXTJOIN(&quot; &quot;; ;[.$Y$2];[.E16];[.F16];[.G16])" office:value-type="string" office:string-value=" // ST R1 " calcext:value-type="string">
            <text:p><text:s/>// ST R1 </text:p>
          </table:table-cell>
          <table:table-cell table:number-columns-repeated="2"/>
          <table:table-cell table:formula="of:=BIN2DEC([.T16]) * 2 ^ 11" office:value-type="float" office:value="34816" calcext:value-type="float">
            <text:p>34816</text:p>
          </table:table-cell>
          <table:table-cell table:formula="of:=BIN2DEC([.U16]) * 2 ^ 8" office:value-type="float" office:value="256" calcext:value-type="float">
            <text:p>256</text:p>
          </table:table-cell>
          <table:table-cell table:formula="of:=BIN2DEC([.V16])" office:value-type="float" office:value="0" calcext:value-type="float">
            <text:p>0</text:p>
          </table:table-cell>
          <table:table-cell/>
          <table:table-cell table:formula="of:=SUM([.AC16:.AE16])" office:value-type="float" office:value="35072" calcext:value-type="float">
            <text:p>35072</text:p>
          </table:table-cell>
          <table:table-cell table:formula="of:=COM.MICROSOFT.TEXTJOIN(&quot;   &quot;; ;[.D16];&quot;:&quot;;[.AG16])" office:value-type="string" office:string-value="13   :   35072" calcext:value-type="string">
            <text:p>13 <text:s text:c="2"/>: <text:s text:c="2"/>35072</text:p>
          </table:table-cell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ALL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E17]=&quot;&quot;;&quot;11111_111_11111111 // RST&quot;;COM.MICROSOFT.TEXTJOIN( ; ;[.W17];[.Z17]))" office:value-type="string" office:string-value="11000_000_00100100 // CALL  36" calcext:value-type="string" table:number-columns-spanned="4" table:number-rows-spanned="1">
            <text:p>11000_000_00100100 // CALL <text:s/>36</text:p>
          </table:table-cell>
          <table:covered-table-cell table:number-columns-repeated="3"/>
          <table:table-cell table:number-columns-repeated="4"/>
          <table:table-cell office:value-type="float" office:value="14" calcext:value-type="float">
            <text:p>14</text:p>
          </table:table-cell>
          <table:table-cell table:formula="of:=VLOOKUP([.E17];[$Dictionary.$B$2:$Dictionary.$C$33];2;0)" office:value-type="float" office:value="11000" calcext:value-type="float">
            <text:p>11000</text:p>
          </table:table-cell>
          <table:table-cell table:formula="of:=IF([.F17]=&quot;&quot;;&quot;000&quot;;VLOOKUP([.F17];[$Dictionary.$E$2:$Dictionary.$F$10];2;0))" office:value-type="string" office:string-value="000" calcext:value-type="string">
            <text:p>000</text:p>
          </table:table-cell>
          <table:table-cell table:formula="of:=IF([.G17]=&quot;&quot;;&quot;00000000&quot;;DEC2BIN([.G17];8))" office:value-type="string" office:string-value="00100100" calcext:value-type="string">
            <text:p>00100100</text:p>
          </table:table-cell>
          <table:table-cell table:style-name="ce1" table:formula="of:=COM.MICROSOFT.TEXTJOIN(&quot;_&quot;; ;[.T17];[.U17];[.V17])" office:value-type="string" office:string-value="11000_000_00100100" calcext:value-type="string" table:number-columns-spanned="2" table:number-rows-spanned="1">
            <text:p>11000_000_00100100</text:p>
          </table:table-cell>
          <table:covered-table-cell/>
          <table:table-cell/>
          <table:table-cell table:formula="of:=COM.MICROSOFT.TEXTJOIN(&quot; &quot;; ;[.$Y$2];[.E17];[.F17];[.G17])" office:value-type="string" office:string-value=" // CALL  36" calcext:value-type="string">
            <text:p><text:s/>// CALL <text:s/>36</text:p>
          </table:table-cell>
          <table:table-cell table:number-columns-repeated="2"/>
          <table:table-cell table:formula="of:=BIN2DEC([.T17]) * 2 ^ 11" office:value-type="float" office:value="49152" calcext:value-type="float">
            <text:p>49152</text:p>
          </table:table-cell>
          <table:table-cell table:formula="of:=BIN2DEC([.U17]) * 2 ^ 8" office:value-type="float" office:value="0" calcext:value-type="float">
            <text:p>0</text:p>
          </table:table-cell>
          <table:table-cell table:formula="of:=BIN2DEC([.V17])" office:value-type="float" office:value="36" calcext:value-type="float">
            <text:p>36</text:p>
          </table:table-cell>
          <table:table-cell/>
          <table:table-cell table:formula="of:=SUM([.AC17:.AE17])" office:value-type="float" office:value="49188" calcext:value-type="float">
            <text:p>49188</text:p>
          </table:table-cell>
          <table:table-cell table:formula="of:=COM.MICROSOFT.TEXTJOIN(&quot;   &quot;; ;[.D17];&quot;:&quot;;[.AG17])" office:value-type="string" office:string-value="14   :   49188" calcext:value-type="string">
            <text:p>14 <text:s text:c="2"/>: <text:s text:c="2"/>49188</text:p>
          </table:table-cell>
        </table:table-row>
        <table:table-row table:style-name="ro1">
          <table:table-cell/>
          <table:table-cell office:value-type="string" calcext:value-type="string">
            <text:p>LD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E18]=&quot;&quot;;&quot;11111_111_11111111 // RST&quot;;COM.MICROSOFT.TEXTJOIN( ; ;[.W18];[.Z18]))" office:value-type="string" office:string-value="11011_000_00110010 // JZ  50" calcext:value-type="string" table:number-columns-spanned="4" table:number-rows-spanned="1">
            <text:p>11011_000_00110010 // JZ <text:s/>50</text:p>
          </table:table-cell>
          <table:covered-table-cell table:number-columns-repeated="3"/>
          <table:table-cell table:number-columns-repeated="4"/>
          <table:table-cell office:value-type="float" office:value="15" calcext:value-type="float">
            <text:p>15</text:p>
          </table:table-cell>
          <table:table-cell table:formula="of:=VLOOKUP([.E18];[$Dictionary.$B$2:$Dictionary.$C$33];2;0)" office:value-type="string" office:string-value="11011" calcext:value-type="string">
            <text:p>11011</text:p>
          </table:table-cell>
          <table:table-cell table:formula="of:=IF([.F18]=&quot;&quot;;&quot;000&quot;;VLOOKUP([.F18];[$Dictionary.$E$2:$Dictionary.$F$10];2;0))" office:value-type="string" office:string-value="000" calcext:value-type="string">
            <text:p>000</text:p>
          </table:table-cell>
          <table:table-cell table:formula="of:=IF([.G18]=&quot;&quot;;&quot;00000000&quot;;DEC2BIN([.G18];8))" office:value-type="string" office:string-value="00110010" calcext:value-type="string">
            <text:p>00110010</text:p>
          </table:table-cell>
          <table:table-cell table:style-name="ce1" table:formula="of:=COM.MICROSOFT.TEXTJOIN(&quot;_&quot;; ;[.T18];[.U18];[.V18])" office:value-type="string" office:string-value="11011_000_00110010" calcext:value-type="string" table:number-columns-spanned="2" table:number-rows-spanned="1">
            <text:p>11011_000_00110010</text:p>
          </table:table-cell>
          <table:covered-table-cell/>
          <table:table-cell/>
          <table:table-cell table:formula="of:=COM.MICROSOFT.TEXTJOIN(&quot; &quot;; ;[.$Y$2];[.E18];[.F18];[.G18])" office:value-type="string" office:string-value=" // JZ  50" calcext:value-type="string">
            <text:p><text:s/>// JZ <text:s/>50</text:p>
          </table:table-cell>
          <table:table-cell table:number-columns-repeated="2"/>
          <table:table-cell table:formula="of:=BIN2DEC([.T18]) * 2 ^ 11" office:value-type="float" office:value="55296" calcext:value-type="float">
            <text:p>55296</text:p>
          </table:table-cell>
          <table:table-cell table:formula="of:=BIN2DEC([.U18]) * 2 ^ 8" office:value-type="float" office:value="0" calcext:value-type="float">
            <text:p>0</text:p>
          </table:table-cell>
          <table:table-cell table:formula="of:=BIN2DEC([.V18])" office:value-type="float" office:value="50" calcext:value-type="float">
            <text:p>50</text:p>
          </table:table-cell>
          <table:table-cell/>
          <table:table-cell table:formula="of:=SUM([.AC18:.AE18])" office:value-type="float" office:value="55346" calcext:value-type="float">
            <text:p>55346</text:p>
          </table:table-cell>
          <table:table-cell table:formula="of:=COM.MICROSOFT.TEXTJOIN(&quot;   &quot;; ;[.D18];&quot;:&quot;;[.AG18])" office:value-type="string" office:string-value="15   :   55346" calcext:value-type="string">
            <text:p>15 <text:s text:c="2"/>: <text:s text:c="2"/>55346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MP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E19]=&quot;&quot;;&quot;11111_111_11111111 // RST&quot;;COM.MICROSOFT.TEXTJOIN( ; ;[.W19];[.Z19]))" office:value-type="string" office:string-value="11010_000_00001101 // JMP  13" calcext:value-type="string" table:number-columns-spanned="4" table:number-rows-spanned="1">
            <text:p>11010_000_00001101 // JMP <text:s/>13</text:p>
          </table:table-cell>
          <table:covered-table-cell table:number-columns-repeated="3"/>
          <table:table-cell table:number-columns-repeated="4"/>
          <table:table-cell office:value-type="float" office:value="16" calcext:value-type="float">
            <text:p>16</text:p>
          </table:table-cell>
          <table:table-cell table:formula="of:=VLOOKUP([.E19];[$Dictionary.$B$2:$Dictionary.$C$33];2;0)" office:value-type="string" office:string-value="11010" calcext:value-type="string">
            <text:p>11010</text:p>
          </table:table-cell>
          <table:table-cell table:formula="of:=IF([.F19]=&quot;&quot;;&quot;000&quot;;VLOOKUP([.F19];[$Dictionary.$E$2:$Dictionary.$F$10];2;0))" office:value-type="string" office:string-value="000" calcext:value-type="string">
            <text:p>000</text:p>
          </table:table-cell>
          <table:table-cell table:formula="of:=IF([.G19]=&quot;&quot;;&quot;00000000&quot;;DEC2BIN([.G19];8))" office:value-type="string" office:string-value="00001101" calcext:value-type="string">
            <text:p>00001101</text:p>
          </table:table-cell>
          <table:table-cell table:formula="of:=COM.MICROSOFT.TEXTJOIN(&quot;_&quot;; ;[.T19];[.U19];[.V19])" office:value-type="string" office:string-value="11010_000_00001101" calcext:value-type="string" table:number-columns-spanned="2" table:number-rows-spanned="1">
            <text:p>11010_000_00001101</text:p>
          </table:table-cell>
          <table:covered-table-cell/>
          <table:table-cell/>
          <table:table-cell table:formula="of:=COM.MICROSOFT.TEXTJOIN(&quot; &quot;; ;[.$Y$2];[.E19];[.F19];[.G19])" office:value-type="string" office:string-value=" // JMP  13" calcext:value-type="string">
            <text:p><text:s/>// JMP <text:s/>13</text:p>
          </table:table-cell>
          <table:table-cell table:number-columns-repeated="2"/>
          <table:table-cell table:formula="of:=BIN2DEC([.T19]) * 2 ^ 11" office:value-type="float" office:value="53248" calcext:value-type="float">
            <text:p>53248</text:p>
          </table:table-cell>
          <table:table-cell table:formula="of:=BIN2DEC([.U19]) * 2 ^ 8" office:value-type="float" office:value="0" calcext:value-type="float">
            <text:p>0</text:p>
          </table:table-cell>
          <table:table-cell table:formula="of:=BIN2DEC([.V19])" office:value-type="float" office:value="13" calcext:value-type="float">
            <text:p>13</text:p>
          </table:table-cell>
          <table:table-cell/>
          <table:table-cell table:formula="of:=SUM([.AC19:.AE19])" office:value-type="float" office:value="53261" calcext:value-type="float">
            <text:p>53261</text:p>
          </table:table-cell>
          <table:table-cell table:formula="of:=COM.MICROSOFT.TEXTJOIN(&quot;   &quot;; ;[.D19];&quot;:&quot;;[.AG19])" office:value-type="string" office:string-value="16   :   53261" calcext:value-type="string">
            <text:p>16 <text:s text:c="2"/>: <text:s text:c="2"/>53261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IF([.E20]=&quot;&quot;;&quot;11111_111_11111111 // RST&quot;;COM.MICROSOFT.TEXTJOIN( ; ;[.W20];[.Z20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17" calcext:value-type="float">
            <text:p>17</text:p>
          </table:table-cell>
          <table:table-cell table:formula="of:=VLOOKUP([.E20];[$Dictionary.$B$2:$Dictionary.$C$33];2;0)" office:value-type="string" office:string-value="" calcext:value-type="error">
            <text:p>#N/A</text:p>
          </table:table-cell>
          <table:table-cell table:formula="of:=IF([.F20]=&quot;&quot;;&quot;000&quot;;VLOOKUP([.F20];[$Dictionary.$E$2:$Dictionary.$F$10];2;0))" office:value-type="string" office:string-value="000" calcext:value-type="string">
            <text:p>000</text:p>
          </table:table-cell>
          <table:table-cell table:formula="of:=IF([.G20]=&quot;&quot;;&quot;00000000&quot;;DEC2BIN([.G20];8))" office:value-type="string" office:string-value="00000000" calcext:value-type="string">
            <text:p>00000000</text:p>
          </table:table-cell>
          <table:table-cell table:formula="of:=COM.MICROSOFT.TEXTJOIN(&quot;_&quot;; ;[.T20];[.U20];[.V20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20];[.F20];[.G20])" office:value-type="string" office:string-value=" //   " calcext:value-type="string">
            <text:p><text:s/>// <text:s text:c="2"/></text:p>
          </table:table-cell>
          <table:table-cell table:number-columns-repeated="2"/>
          <table:table-cell table:formula="of:=BIN2DEC([.T20]) * 2 ^ 11" office:value-type="string" office:string-value="" calcext:value-type="error">
            <text:p>#N/A</text:p>
          </table:table-cell>
          <table:table-cell table:formula="of:=BIN2DEC([.U20]) * 2 ^ 8" office:value-type="float" office:value="0" calcext:value-type="float">
            <text:p>0</text:p>
          </table:table-cell>
          <table:table-cell table:formula="of:=BIN2DEC([.V20])" office:value-type="float" office:value="0" calcext:value-type="float">
            <text:p>0</text:p>
          </table:table-cell>
          <table:table-cell/>
          <table:table-cell table:formula="of:=SUM([.AC20:.AE20])" office:value-type="string" office:string-value="" calcext:value-type="error">
            <text:p>#N/A</text:p>
          </table:table-cell>
          <table:table-cell table:formula="of:=COM.MICROSOFT.TEXTJOIN(&quot;   &quot;; ;[.D20];&quot;:&quot;;[.AG20]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MOV A,AD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IF([.E21]=&quot;&quot;;&quot;11111_111_11111111 // RST&quot;;COM.MICROSOFT.TEXTJOIN( ; ;[.W21];[.Z21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18" calcext:value-type="float">
            <text:p>18</text:p>
          </table:table-cell>
          <table:table-cell table:formula="of:=VLOOKUP([.E21];[$Dictionary.$B$2:$Dictionary.$C$33];2;0)" office:value-type="string" office:string-value="" calcext:value-type="error">
            <text:p>#N/A</text:p>
          </table:table-cell>
          <table:table-cell table:formula="of:=IF([.F21]=&quot;&quot;;&quot;000&quot;;VLOOKUP([.F21];[$Dictionary.$E$2:$Dictionary.$F$10];2;0))" office:value-type="string" office:string-value="000" calcext:value-type="string">
            <text:p>000</text:p>
          </table:table-cell>
          <table:table-cell table:formula="of:=IF([.G21]=&quot;&quot;;&quot;00000000&quot;;DEC2BIN([.G21];8))" office:value-type="string" office:string-value="00000000" calcext:value-type="string">
            <text:p>00000000</text:p>
          </table:table-cell>
          <table:table-cell table:formula="of:=COM.MICROSOFT.TEXTJOIN(&quot;_&quot;; ;[.T21];[.U21];[.V21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21];[.F21];[.G21])" office:value-type="string" office:string-value=" //   " calcext:value-type="string">
            <text:p><text:s/>// <text:s text:c="2"/></text:p>
          </table:table-cell>
          <table:table-cell table:number-columns-repeated="2"/>
          <table:table-cell table:formula="of:=BIN2DEC([.T21]) * 2 ^ 11" office:value-type="string" office:string-value="" calcext:value-type="error">
            <text:p>#N/A</text:p>
          </table:table-cell>
          <table:table-cell table:formula="of:=BIN2DEC([.U21]) * 2 ^ 8" office:value-type="float" office:value="0" calcext:value-type="float">
            <text:p>0</text:p>
          </table:table-cell>
          <table:table-cell table:formula="of:=BIN2DEC([.V21])" office:value-type="float" office:value="0" calcext:value-type="float">
            <text:p>0</text:p>
          </table:table-cell>
          <table:table-cell/>
          <table:table-cell table:formula="of:=SUM([.AC21:.AE21])" office:value-type="string" office:string-value="" calcext:value-type="error">
            <text:p>#N/A</text:p>
          </table:table-cell>
          <table:table-cell table:formula="of:=COM.MICROSOFT.TEXTJOIN(&quot;   &quot;; ;[.D21];&quot;:&quot;;[.AG21]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MOV AD,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IF([.E22]=&quot;&quot;;&quot;11111_111_11111111 // RST&quot;;COM.MICROSOFT.TEXTJOIN( ; ;[.W22];[.Z22]))" office:value-type="string" office:string-value="10000_010_00000000 // LD R2 " calcext:value-type="string" table:number-columns-spanned="4" table:number-rows-spanned="1">
            <text:p>10000_010_00000000 // LD R2 </text:p>
          </table:table-cell>
          <table:covered-table-cell table:number-columns-repeated="3"/>
          <table:table-cell table:number-columns-repeated="4"/>
          <table:table-cell office:value-type="float" office:value="19" calcext:value-type="float">
            <text:p>19</text:p>
          </table:table-cell>
          <table:table-cell table:formula="of:=VLOOKUP([.E22];[$Dictionary.$B$2:$Dictionary.$C$33];2;0)" office:value-type="string" office:string-value="10000" calcext:value-type="string">
            <text:p>10000</text:p>
          </table:table-cell>
          <table:table-cell table:formula="of:=IF([.F22]=&quot;&quot;;&quot;000&quot;;VLOOKUP([.F22];[$Dictionary.$E$2:$Dictionary.$F$10];2;0))" office:value-type="string" office:string-value="010" calcext:value-type="string">
            <text:p>010</text:p>
          </table:table-cell>
          <table:table-cell table:formula="of:=IF([.G22]=&quot;&quot;;&quot;00000000&quot;;DEC2BIN([.G22];8))" office:value-type="string" office:string-value="00000000" calcext:value-type="string">
            <text:p>00000000</text:p>
          </table:table-cell>
          <table:table-cell table:formula="of:=COM.MICROSOFT.TEXTJOIN(&quot;_&quot;; ;[.T22];[.U22];[.V22])" office:value-type="string" office:string-value="10000_010_00000000" calcext:value-type="string" table:number-columns-spanned="2" table:number-rows-spanned="1">
            <text:p>10000_010_00000000</text:p>
          </table:table-cell>
          <table:covered-table-cell/>
          <table:table-cell/>
          <table:table-cell table:formula="of:=COM.MICROSOFT.TEXTJOIN(&quot; &quot;; ;[.$Y$2];[.E22];[.F22];[.G22])" office:value-type="string" office:string-value=" // LD R2 " calcext:value-type="string">
            <text:p><text:s/>// LD R2 </text:p>
          </table:table-cell>
          <table:table-cell table:number-columns-repeated="2"/>
          <table:table-cell table:formula="of:=BIN2DEC([.T22]) * 2 ^ 11" office:value-type="float" office:value="32768" calcext:value-type="float">
            <text:p>32768</text:p>
          </table:table-cell>
          <table:table-cell table:formula="of:=BIN2DEC([.U22]) * 2 ^ 8" office:value-type="float" office:value="512" calcext:value-type="float">
            <text:p>512</text:p>
          </table:table-cell>
          <table:table-cell table:formula="of:=BIN2DEC([.V22])" office:value-type="float" office:value="0" calcext:value-type="float">
            <text:p>0</text:p>
          </table:table-cell>
          <table:table-cell/>
          <table:table-cell table:formula="of:=SUM([.AC22:.AE22])" office:value-type="float" office:value="33280" calcext:value-type="float">
            <text:p>33280</text:p>
          </table:table-cell>
          <table:table-cell table:formula="of:=COM.MICROSOFT.TEXTJOIN(&quot;   &quot;; ;[.D22];&quot;:&quot;;[.AG22])" office:value-type="string" office:string-value="19   :   33280" calcext:value-type="string">
            <text:p>19 <text:s text:c="2"/>: <text:s text:c="2"/>33280</text:p>
          </table:table-cell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V AD,A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IF([.E23]=&quot;&quot;;&quot;11111_111_11111111 // RST&quot;;COM.MICROSOFT.TEXTJOIN( ; ;[.W23];[.Z23]))" office:value-type="string" office:string-value="10011_000_00000000 // MOV AD,A R0 " calcext:value-type="string" table:number-columns-spanned="4" table:number-rows-spanned="1">
            <text:p>10011_000_00000000 // MOV AD,A R0 </text:p>
          </table:table-cell>
          <table:covered-table-cell table:number-columns-repeated="3"/>
          <table:table-cell table:number-columns-repeated="4"/>
          <table:table-cell office:value-type="float" office:value="20" calcext:value-type="float">
            <text:p>20</text:p>
          </table:table-cell>
          <table:table-cell table:formula="of:=VLOOKUP([.E23];[$Dictionary.$B$2:$Dictionary.$C$33];2;0)" office:value-type="string" office:string-value="10011" calcext:value-type="string">
            <text:p>10011</text:p>
          </table:table-cell>
          <table:table-cell table:formula="of:=IF([.F23]=&quot;&quot;;&quot;000&quot;;VLOOKUP([.F23];[$Dictionary.$E$2:$Dictionary.$F$10];2;0))" office:value-type="string" office:string-value="000" calcext:value-type="string">
            <text:p>000</text:p>
          </table:table-cell>
          <table:table-cell table:formula="of:=IF([.G23]=&quot;&quot;;&quot;00000000&quot;;DEC2BIN([.G23];8))" office:value-type="string" office:string-value="00000000" calcext:value-type="string">
            <text:p>00000000</text:p>
          </table:table-cell>
          <table:table-cell table:formula="of:=COM.MICROSOFT.TEXTJOIN(&quot;_&quot;; ;[.T23];[.U23];[.V23])" office:value-type="string" office:string-value="10011_000_00000000" calcext:value-type="string" table:number-columns-spanned="2" table:number-rows-spanned="1">
            <text:p>10011_000_00000000</text:p>
          </table:table-cell>
          <table:covered-table-cell/>
          <table:table-cell/>
          <table:table-cell table:formula="of:=COM.MICROSOFT.TEXTJOIN(&quot; &quot;; ;[.$Y$2];[.E23];[.F23];[.G23])" office:value-type="string" office:string-value=" // MOV AD,A R0 " calcext:value-type="string">
            <text:p><text:s/>// MOV AD,A R0 </text:p>
          </table:table-cell>
          <table:table-cell table:number-columns-repeated="2"/>
          <table:table-cell table:formula="of:=BIN2DEC([.T23]) * 2 ^ 11" office:value-type="float" office:value="38912" calcext:value-type="float">
            <text:p>38912</text:p>
          </table:table-cell>
          <table:table-cell table:formula="of:=BIN2DEC([.U23]) * 2 ^ 8" office:value-type="float" office:value="0" calcext:value-type="float">
            <text:p>0</text:p>
          </table:table-cell>
          <table:table-cell table:formula="of:=BIN2DEC([.V23])" office:value-type="float" office:value="0" calcext:value-type="float">
            <text:p>0</text:p>
          </table:table-cell>
          <table:table-cell/>
          <table:table-cell table:formula="of:=SUM([.AC23:.AE23])" office:value-type="float" office:value="38912" calcext:value-type="float">
            <text:p>38912</text:p>
          </table:table-cell>
          <table:table-cell table:formula="of:=COM.MICROSOFT.TEXTJOIN(&quot;   &quot;; ;[.D23];&quot;:&quot;;[.AG23])" office:value-type="string" office:string-value="20   :   38912" calcext:value-type="string">
            <text:p>20 <text:s text:c="2"/>: <text:s text:c="2"/>38912</text:p>
          </table:table-cell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NC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E24]=&quot;&quot;;&quot;11111_111_11111111 // RST&quot;;COM.MICROSOFT.TEXTJOIN( ; ;[.W24];[.Z24]))" office:value-type="string" office:string-value="00011_000_00000000 // INC  " calcext:value-type="string" table:number-columns-spanned="4" table:number-rows-spanned="1">
            <text:p>00011_000_00000000 // INC <text:s/></text:p>
          </table:table-cell>
          <table:covered-table-cell table:number-columns-repeated="3"/>
          <table:table-cell table:number-columns-repeated="4"/>
          <table:table-cell office:value-type="float" office:value="21" calcext:value-type="float">
            <text:p>21</text:p>
          </table:table-cell>
          <table:table-cell table:formula="of:=VLOOKUP([.E24];[$Dictionary.$B$2:$Dictionary.$C$33];2;0)" office:value-type="string" office:string-value="00011" calcext:value-type="string">
            <text:p>00011</text:p>
          </table:table-cell>
          <table:table-cell table:formula="of:=IF([.F24]=&quot;&quot;;&quot;000&quot;;VLOOKUP([.F24];[$Dictionary.$E$2:$Dictionary.$F$10];2;0))" office:value-type="string" office:string-value="000" calcext:value-type="string">
            <text:p>000</text:p>
          </table:table-cell>
          <table:table-cell table:formula="of:=IF([.G24]=&quot;&quot;;&quot;00000000&quot;;DEC2BIN([.G24];8))" office:value-type="string" office:string-value="00000000" calcext:value-type="string">
            <text:p>00000000</text:p>
          </table:table-cell>
          <table:table-cell table:formula="of:=COM.MICROSOFT.TEXTJOIN(&quot;_&quot;; ;[.T24];[.U24];[.V24])" office:value-type="string" office:string-value="00011_000_00000000" calcext:value-type="string" table:number-columns-spanned="2" table:number-rows-spanned="1">
            <text:p>00011_000_00000000</text:p>
          </table:table-cell>
          <table:covered-table-cell/>
          <table:table-cell/>
          <table:table-cell table:formula="of:=COM.MICROSOFT.TEXTJOIN(&quot; &quot;; ;[.$Y$2];[.E24];[.F24];[.G24])" office:value-type="string" office:string-value=" // INC  " calcext:value-type="string">
            <text:p><text:s/>// INC <text:s/></text:p>
          </table:table-cell>
          <table:table-cell table:number-columns-repeated="2"/>
          <table:table-cell table:formula="of:=BIN2DEC([.T24]) * 2 ^ 11" office:value-type="float" office:value="6144" calcext:value-type="float">
            <text:p>6144</text:p>
          </table:table-cell>
          <table:table-cell table:formula="of:=BIN2DEC([.U24]) * 2 ^ 8" office:value-type="float" office:value="0" calcext:value-type="float">
            <text:p>0</text:p>
          </table:table-cell>
          <table:table-cell table:formula="of:=BIN2DEC([.V24])" office:value-type="float" office:value="0" calcext:value-type="float">
            <text:p>0</text:p>
          </table:table-cell>
          <table:table-cell/>
          <table:table-cell table:formula="of:=SUM([.AC24:.AE24])" office:value-type="float" office:value="6144" calcext:value-type="float">
            <text:p>6144</text:p>
          </table:table-cell>
          <table:table-cell table:formula="of:=COM.MICROSOFT.TEXTJOIN(&quot;   &quot;; ;[.D24];&quot;:&quot;;[.AG24])" office:value-type="string" office:string-value="21   :   6144" calcext:value-type="string">
            <text:p>21 <text:s text:c="2"/>: <text:s text:c="2"/>6144</text:p>
          </table:table-cell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IF([.E25]=&quot;&quot;;&quot;11111_111_11111111 // RST&quot;;COM.MICROSOFT.TEXTJOIN( ; ;[.W25];[.Z25]))" office:value-type="string" office:string-value="10001_010_00000000 // ST R2 " calcext:value-type="string" table:number-columns-spanned="4" table:number-rows-spanned="1">
            <text:p>10001_010_00000000 // ST R2 </text:p>
          </table:table-cell>
          <table:covered-table-cell table:number-columns-repeated="3"/>
          <table:table-cell table:number-columns-repeated="4"/>
          <table:table-cell office:value-type="float" office:value="22" calcext:value-type="float">
            <text:p>22</text:p>
          </table:table-cell>
          <table:table-cell table:formula="of:=VLOOKUP([.E25];[$Dictionary.$B$2:$Dictionary.$C$33];2;0)" office:value-type="string" office:string-value="10001" calcext:value-type="string">
            <text:p>10001</text:p>
          </table:table-cell>
          <table:table-cell table:formula="of:=IF([.F25]=&quot;&quot;;&quot;000&quot;;VLOOKUP([.F25];[$Dictionary.$E$2:$Dictionary.$F$10];2;0))" office:value-type="string" office:string-value="010" calcext:value-type="string">
            <text:p>010</text:p>
          </table:table-cell>
          <table:table-cell table:formula="of:=IF([.G25]=&quot;&quot;;&quot;00000000&quot;;DEC2BIN([.G25];8))" office:value-type="string" office:string-value="00000000" calcext:value-type="string">
            <text:p>00000000</text:p>
          </table:table-cell>
          <table:table-cell table:formula="of:=COM.MICROSOFT.TEXTJOIN(&quot;_&quot;; ;[.T25];[.U25];[.V25])" office:value-type="string" office:string-value="10001_010_00000000" calcext:value-type="string" table:number-columns-spanned="2" table:number-rows-spanned="1">
            <text:p>10001_010_00000000</text:p>
          </table:table-cell>
          <table:covered-table-cell/>
          <table:table-cell/>
          <table:table-cell table:formula="of:=COM.MICROSOFT.TEXTJOIN(&quot; &quot;; ;[.$Y$2];[.E25];[.F25];[.G25])" office:value-type="string" office:string-value=" // ST R2 " calcext:value-type="string">
            <text:p><text:s/>// ST R2 </text:p>
          </table:table-cell>
          <table:table-cell table:number-columns-repeated="2"/>
          <table:table-cell table:formula="of:=BIN2DEC([.T25]) * 2 ^ 11" office:value-type="float" office:value="34816" calcext:value-type="float">
            <text:p>34816</text:p>
          </table:table-cell>
          <table:table-cell table:formula="of:=BIN2DEC([.U25]) * 2 ^ 8" office:value-type="float" office:value="512" calcext:value-type="float">
            <text:p>512</text:p>
          </table:table-cell>
          <table:table-cell table:formula="of:=BIN2DEC([.V25])" office:value-type="float" office:value="0" calcext:value-type="float">
            <text:p>0</text:p>
          </table:table-cell>
          <table:table-cell/>
          <table:table-cell table:formula="of:=SUM([.AC25:.AE25])" office:value-type="float" office:value="35328" calcext:value-type="float">
            <text:p>35328</text:p>
          </table:table-cell>
          <table:table-cell table:formula="of:=COM.MICROSOFT.TEXTJOIN(&quot;   &quot;; ;[.D25];&quot;:&quot;;[.AG25])" office:value-type="string" office:string-value="22   :   35328" calcext:value-type="string">
            <text:p>22 <text:s text:c="2"/>: <text:s text:c="2"/>35328</text:p>
          </table:table-cell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IF([.E26]=&quot;&quot;;&quot;11111_111_11111111 // RST&quot;;COM.MICROSOFT.TEXTJOIN( ; ;[.W26];[.Z26]))" office:value-type="string" office:string-value="10000_000_00000000 // LD R0 " calcext:value-type="string" table:number-columns-spanned="4" table:number-rows-spanned="1">
            <text:p>10000_000_00000000 // LD R0 </text:p>
          </table:table-cell>
          <table:covered-table-cell table:number-columns-repeated="3"/>
          <table:table-cell table:number-columns-repeated="4"/>
          <table:table-cell office:value-type="float" office:value="23" calcext:value-type="float">
            <text:p>23</text:p>
          </table:table-cell>
          <table:table-cell table:formula="of:=VLOOKUP([.E26];[$Dictionary.$B$2:$Dictionary.$C$33];2;0)" office:value-type="string" office:string-value="10000" calcext:value-type="string">
            <text:p>10000</text:p>
          </table:table-cell>
          <table:table-cell table:formula="of:=IF([.F26]=&quot;&quot;;&quot;000&quot;;VLOOKUP([.F26];[$Dictionary.$E$2:$Dictionary.$F$10];2;0))" office:value-type="string" office:string-value="000" calcext:value-type="string">
            <text:p>000</text:p>
          </table:table-cell>
          <table:table-cell table:formula="of:=IF([.G26]=&quot;&quot;;&quot;00000000&quot;;DEC2BIN([.G26];8))" office:value-type="string" office:string-value="00000000" calcext:value-type="string">
            <text:p>00000000</text:p>
          </table:table-cell>
          <table:table-cell table:formula="of:=COM.MICROSOFT.TEXTJOIN(&quot;_&quot;; ;[.T26];[.U26];[.V26])" office:value-type="string" office:string-value="10000_000_00000000" calcext:value-type="string" table:number-columns-spanned="2" table:number-rows-spanned="1">
            <text:p>10000_000_00000000</text:p>
          </table:table-cell>
          <table:covered-table-cell/>
          <table:table-cell/>
          <table:table-cell table:formula="of:=COM.MICROSOFT.TEXTJOIN(&quot; &quot;; ;[.$Y$2];[.E26];[.F26];[.G26])" office:value-type="string" office:string-value=" // LD R0 " calcext:value-type="string">
            <text:p><text:s/>// LD R0 </text:p>
          </table:table-cell>
          <table:table-cell table:number-columns-repeated="2"/>
          <table:table-cell table:formula="of:=BIN2DEC([.T26]) * 2 ^ 11" office:value-type="float" office:value="32768" calcext:value-type="float">
            <text:p>32768</text:p>
          </table:table-cell>
          <table:table-cell table:formula="of:=BIN2DEC([.U26]) * 2 ^ 8" office:value-type="float" office:value="0" calcext:value-type="float">
            <text:p>0</text:p>
          </table:table-cell>
          <table:table-cell table:formula="of:=BIN2DEC([.V26])" office:value-type="float" office:value="0" calcext:value-type="float">
            <text:p>0</text:p>
          </table:table-cell>
          <table:table-cell/>
          <table:table-cell table:formula="of:=SUM([.AC26:.AE26])" office:value-type="float" office:value="32768" calcext:value-type="float">
            <text:p>32768</text:p>
          </table:table-cell>
          <table:table-cell table:formula="of:=COM.MICROSOFT.TEXTJOIN(&quot;   &quot;; ;[.D26];&quot;:&quot;;[.AG26])" office:value-type="string" office:string-value="23   :   32768" calcext:value-type="string">
            <text:p>23 <text:s text:c="2"/>: <text:s text:c="2"/>32768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C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IF([.E27]=&quot;&quot;;&quot;11111_111_11111111 // RST&quot;;COM.MICROSOFT.TEXTJOIN( ; ;[.W27];[.Z27]))" office:value-type="string" office:string-value="00011_000_00000000 // INC  " calcext:value-type="string" table:number-columns-spanned="4" table:number-rows-spanned="1">
            <text:p>00011_000_00000000 // INC <text:s/></text:p>
          </table:table-cell>
          <table:covered-table-cell table:number-columns-repeated="3"/>
          <table:table-cell table:number-columns-repeated="4"/>
          <table:table-cell office:value-type="float" office:value="24" calcext:value-type="float">
            <text:p>24</text:p>
          </table:table-cell>
          <table:table-cell table:formula="of:=VLOOKUP([.E27];[$Dictionary.$B$2:$Dictionary.$C$33];2;0)" office:value-type="string" office:string-value="00011" calcext:value-type="string">
            <text:p>00011</text:p>
          </table:table-cell>
          <table:table-cell table:formula="of:=IF([.F27]=&quot;&quot;;&quot;000&quot;;VLOOKUP([.F27];[$Dictionary.$E$2:$Dictionary.$F$10];2;0))" office:value-type="string" office:string-value="000" calcext:value-type="string">
            <text:p>000</text:p>
          </table:table-cell>
          <table:table-cell table:formula="of:=IF([.G27]=&quot;&quot;;&quot;00000000&quot;;DEC2BIN([.G27];8))" office:value-type="string" office:string-value="00000000" calcext:value-type="string">
            <text:p>00000000</text:p>
          </table:table-cell>
          <table:table-cell table:formula="of:=COM.MICROSOFT.TEXTJOIN(&quot;_&quot;; ;[.T27];[.U27];[.V27])" office:value-type="string" office:string-value="00011_000_00000000" calcext:value-type="string" table:number-columns-spanned="2" table:number-rows-spanned="1">
            <text:p>00011_000_00000000</text:p>
          </table:table-cell>
          <table:covered-table-cell/>
          <table:table-cell/>
          <table:table-cell table:formula="of:=COM.MICROSOFT.TEXTJOIN(&quot; &quot;; ;[.$Y$2];[.E27];[.F27];[.G27])" office:value-type="string" office:string-value=" // INC  " calcext:value-type="string">
            <text:p><text:s/>// INC <text:s/></text:p>
          </table:table-cell>
          <table:table-cell table:number-columns-repeated="2"/>
          <table:table-cell table:formula="of:=BIN2DEC([.T27]) * 2 ^ 11" office:value-type="float" office:value="6144" calcext:value-type="float">
            <text:p>6144</text:p>
          </table:table-cell>
          <table:table-cell table:formula="of:=BIN2DEC([.U27]) * 2 ^ 8" office:value-type="float" office:value="0" calcext:value-type="float">
            <text:p>0</text:p>
          </table:table-cell>
          <table:table-cell table:formula="of:=BIN2DEC([.V27])" office:value-type="float" office:value="0" calcext:value-type="float">
            <text:p>0</text:p>
          </table:table-cell>
          <table:table-cell/>
          <table:table-cell table:formula="of:=SUM([.AC27:.AE27])" office:value-type="float" office:value="6144" calcext:value-type="float">
            <text:p>6144</text:p>
          </table:table-cell>
          <table:table-cell table:formula="of:=COM.MICROSOFT.TEXTJOIN(&quot;   &quot;; ;[.D27];&quot;:&quot;;[.AG27])" office:value-type="string" office:string-value="24   :   6144" calcext:value-type="string">
            <text:p>24 <text:s text:c="2"/>: <text:s text:c="2"/>6144</text:p>
          </table:table-cell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IF([.E28]=&quot;&quot;;&quot;11111_111_11111111 // RST&quot;;COM.MICROSOFT.TEXTJOIN( ; ;[.W28];[.Z28]))" office:value-type="string" office:string-value="10001_000_00000000 // ST R0 " calcext:value-type="string" table:number-columns-spanned="4" table:number-rows-spanned="1">
            <text:p>10001_000_00000000 // ST R0 </text:p>
          </table:table-cell>
          <table:covered-table-cell table:number-columns-repeated="3"/>
          <table:table-cell table:number-columns-repeated="4"/>
          <table:table-cell office:value-type="float" office:value="25" calcext:value-type="float">
            <text:p>25</text:p>
          </table:table-cell>
          <table:table-cell table:formula="of:=VLOOKUP([.E28];[$Dictionary.$B$2:$Dictionary.$C$33];2;0)" office:value-type="string" office:string-value="10001" calcext:value-type="string">
            <text:p>10001</text:p>
          </table:table-cell>
          <table:table-cell table:formula="of:=IF([.F28]=&quot;&quot;;&quot;000&quot;;VLOOKUP([.F28];[$Dictionary.$E$2:$Dictionary.$F$10];2;0))" office:value-type="string" office:string-value="000" calcext:value-type="string">
            <text:p>000</text:p>
          </table:table-cell>
          <table:table-cell table:formula="of:=IF([.G28]=&quot;&quot;;&quot;00000000&quot;;DEC2BIN([.G28];8))" office:value-type="string" office:string-value="00000000" calcext:value-type="string">
            <text:p>00000000</text:p>
          </table:table-cell>
          <table:table-cell table:formula="of:=COM.MICROSOFT.TEXTJOIN(&quot;_&quot;; ;[.T28];[.U28];[.V28])" office:value-type="string" office:string-value="10001_000_00000000" calcext:value-type="string" table:number-columns-spanned="2" table:number-rows-spanned="1">
            <text:p>10001_000_00000000</text:p>
          </table:table-cell>
          <table:covered-table-cell/>
          <table:table-cell/>
          <table:table-cell table:formula="of:=COM.MICROSOFT.TEXTJOIN(&quot; &quot;; ;[.$Y$2];[.E28];[.F28];[.G28])" office:value-type="string" office:string-value=" // ST R0 " calcext:value-type="string">
            <text:p><text:s/>// ST R0 </text:p>
          </table:table-cell>
          <table:table-cell table:number-columns-repeated="2"/>
          <table:table-cell table:formula="of:=BIN2DEC([.T28]) * 2 ^ 11" office:value-type="float" office:value="34816" calcext:value-type="float">
            <text:p>34816</text:p>
          </table:table-cell>
          <table:table-cell table:formula="of:=BIN2DEC([.U28]) * 2 ^ 8" office:value-type="float" office:value="0" calcext:value-type="float">
            <text:p>0</text:p>
          </table:table-cell>
          <table:table-cell table:formula="of:=BIN2DEC([.V28])" office:value-type="float" office:value="0" calcext:value-type="float">
            <text:p>0</text:p>
          </table:table-cell>
          <table:table-cell/>
          <table:table-cell table:formula="of:=SUM([.AC28:.AE28])" office:value-type="float" office:value="34816" calcext:value-type="float">
            <text:p>34816</text:p>
          </table:table-cell>
          <table:table-cell table:formula="of:=COM.MICROSOFT.TEXTJOIN(&quot;   &quot;; ;[.D28];&quot;:&quot;;[.AG28])" office:value-type="string" office:string-value="25   :   34816" calcext:value-type="string">
            <text:p>25 <text:s text:c="2"/>: <text:s text:c="2"/>34816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IF([.E29]=&quot;&quot;;&quot;11111_111_11111111 // RST&quot;;COM.MICROSOFT.TEXTJOIN( ; ;[.W29];[.Z29]))" office:value-type="string" office:string-value="10000_001_00000000 // LD R1 " calcext:value-type="string" table:number-columns-spanned="4" table:number-rows-spanned="1">
            <text:p>10000_001_00000000 // LD R1 </text:p>
          </table:table-cell>
          <table:covered-table-cell table:number-columns-repeated="3"/>
          <table:table-cell table:number-columns-repeated="4"/>
          <table:table-cell office:value-type="float" office:value="26" calcext:value-type="float">
            <text:p>26</text:p>
          </table:table-cell>
          <table:table-cell table:formula="of:=VLOOKUP([.E29];[$Dictionary.$B$2:$Dictionary.$C$33];2;0)" office:value-type="string" office:string-value="10000" calcext:value-type="string">
            <text:p>10000</text:p>
          </table:table-cell>
          <table:table-cell table:formula="of:=IF([.F29]=&quot;&quot;;&quot;000&quot;;VLOOKUP([.F29];[$Dictionary.$E$2:$Dictionary.$F$10];2;0))" office:value-type="string" office:string-value="001" calcext:value-type="string">
            <text:p>001</text:p>
          </table:table-cell>
          <table:table-cell table:formula="of:=IF([.G29]=&quot;&quot;;&quot;00000000&quot;;DEC2BIN([.G29];8))" office:value-type="string" office:string-value="00000000" calcext:value-type="string">
            <text:p>00000000</text:p>
          </table:table-cell>
          <table:table-cell table:formula="of:=COM.MICROSOFT.TEXTJOIN(&quot;_&quot;; ;[.T29];[.U29];[.V29])" office:value-type="string" office:string-value="10000_001_00000000" calcext:value-type="string" table:number-columns-spanned="2" table:number-rows-spanned="1">
            <text:p>10000_001_00000000</text:p>
          </table:table-cell>
          <table:covered-table-cell/>
          <table:table-cell/>
          <table:table-cell table:formula="of:=COM.MICROSOFT.TEXTJOIN(&quot; &quot;; ;[.$Y$2];[.E29];[.F29];[.G29])" office:value-type="string" office:string-value=" // LD R1 " calcext:value-type="string">
            <text:p><text:s/>// LD R1 </text:p>
          </table:table-cell>
          <table:table-cell table:number-columns-repeated="2"/>
          <table:table-cell table:formula="of:=BIN2DEC([.T29]) * 2 ^ 11" office:value-type="float" office:value="32768" calcext:value-type="float">
            <text:p>32768</text:p>
          </table:table-cell>
          <table:table-cell table:formula="of:=BIN2DEC([.U29]) * 2 ^ 8" office:value-type="float" office:value="256" calcext:value-type="float">
            <text:p>256</text:p>
          </table:table-cell>
          <table:table-cell table:formula="of:=BIN2DEC([.V29])" office:value-type="float" office:value="0" calcext:value-type="float">
            <text:p>0</text:p>
          </table:table-cell>
          <table:table-cell/>
          <table:table-cell table:formula="of:=SUM([.AC29:.AE29])" office:value-type="float" office:value="33024" calcext:value-type="float">
            <text:p>33024</text:p>
          </table:table-cell>
          <table:table-cell table:formula="of:=COM.MICROSOFT.TEXTJOIN(&quot;   &quot;; ;[.D29];&quot;:&quot;;[.AG29])" office:value-type="string" office:string-value="26   :   33024" calcext:value-type="string">
            <text:p>26 <text:s text:c="2"/>: <text:s text:c="2"/>33024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EC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IF([.E30]=&quot;&quot;;&quot;11111_111_11111111 // RST&quot;;COM.MICROSOFT.TEXTJOIN( ; ;[.W30];[.Z30]))" office:value-type="string" office:string-value="00010_000_00000000 // DEC  " calcext:value-type="string" table:number-columns-spanned="4" table:number-rows-spanned="1">
            <text:p>00010_000_00000000 // DEC <text:s/></text:p>
          </table:table-cell>
          <table:covered-table-cell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table:formula="of:=VLOOKUP([.E30];[$Dictionary.$B$2:$Dictionary.$C$33];2;0)" office:value-type="string" office:string-value="00010" calcext:value-type="string">
            <text:p>00010</text:p>
          </table:table-cell>
          <table:table-cell table:formula="of:=IF([.F30]=&quot;&quot;;&quot;000&quot;;VLOOKUP([.F30];[$Dictionary.$E$2:$Dictionary.$F$10];2;0))" office:value-type="string" office:string-value="000" calcext:value-type="string">
            <text:p>000</text:p>
          </table:table-cell>
          <table:table-cell table:formula="of:=IF([.G30]=&quot;&quot;;&quot;00000000&quot;;DEC2BIN([.G30];8))" office:value-type="string" office:string-value="00000000" calcext:value-type="string">
            <text:p>00000000</text:p>
          </table:table-cell>
          <table:table-cell table:formula="of:=COM.MICROSOFT.TEXTJOIN(&quot;_&quot;; ;[.T30];[.U30];[.V30])" office:value-type="string" office:string-value="00010_000_00000000" calcext:value-type="string" table:number-columns-spanned="2" table:number-rows-spanned="1">
            <text:p>00010_000_00000000</text:p>
          </table:table-cell>
          <table:covered-table-cell/>
          <table:table-cell/>
          <table:table-cell table:formula="of:=COM.MICROSOFT.TEXTJOIN(&quot; &quot;; ;[.$Y$2];[.E30];[.F30];[.G30])" office:value-type="string" office:string-value=" // DEC  " calcext:value-type="string">
            <text:p><text:s/>// DEC <text:s/></text:p>
          </table:table-cell>
          <table:table-cell table:number-columns-repeated="2"/>
          <table:table-cell table:formula="of:=BIN2DEC([.T30]) * 2 ^ 11" office:value-type="float" office:value="4096" calcext:value-type="float">
            <text:p>4096</text:p>
          </table:table-cell>
          <table:table-cell table:formula="of:=BIN2DEC([.U30]) * 2 ^ 8" office:value-type="float" office:value="0" calcext:value-type="float">
            <text:p>0</text:p>
          </table:table-cell>
          <table:table-cell table:formula="of:=BIN2DEC([.V30])" office:value-type="float" office:value="0" calcext:value-type="float">
            <text:p>0</text:p>
          </table:table-cell>
          <table:table-cell/>
          <table:table-cell table:formula="of:=SUM([.AC30:.AE30])" office:value-type="float" office:value="4096" calcext:value-type="float">
            <text:p>4096</text:p>
          </table:table-cell>
          <table:table-cell table:formula="of:=COM.MICROSOFT.TEXTJOIN(&quot;   &quot;; ;[.D30];&quot;:&quot;;[.AG30])" office:value-type="string" office:string-value="27   :   4096" calcext:value-type="string">
            <text:p>27 <text:s text:c="2"/>: <text:s text:c="2"/>4096</text:p>
          </table:table-cell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IF([.E31]=&quot;&quot;;&quot;11111_111_11111111 // RST&quot;;COM.MICROSOFT.TEXTJOIN( ; ;[.W31];[.Z31]))" office:value-type="string" office:string-value="10001_001_00000000 // ST R1 " calcext:value-type="string" table:number-columns-spanned="4" table:number-rows-spanned="1">
            <text:p>10001_001_00000000 // ST R1 </text:p>
          </table:table-cell>
          <table:covered-table-cell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table:formula="of:=VLOOKUP([.E31];[$Dictionary.$B$2:$Dictionary.$C$33];2;0)" office:value-type="string" office:string-value="10001" calcext:value-type="string">
            <text:p>10001</text:p>
          </table:table-cell>
          <table:table-cell table:formula="of:=IF([.F31]=&quot;&quot;;&quot;000&quot;;VLOOKUP([.F31];[$Dictionary.$E$2:$Dictionary.$F$10];2;0))" office:value-type="string" office:string-value="001" calcext:value-type="string">
            <text:p>001</text:p>
          </table:table-cell>
          <table:table-cell table:formula="of:=IF([.G31]=&quot;&quot;;&quot;00000000&quot;;DEC2BIN([.G31];8))" office:value-type="string" office:string-value="00000000" calcext:value-type="string">
            <text:p>00000000</text:p>
          </table:table-cell>
          <table:table-cell table:formula="of:=COM.MICROSOFT.TEXTJOIN(&quot;_&quot;; ;[.T31];[.U31];[.V31])" office:value-type="string" office:string-value="10001_001_00000000" calcext:value-type="string" table:number-columns-spanned="2" table:number-rows-spanned="1">
            <text:p>10001_001_00000000</text:p>
          </table:table-cell>
          <table:covered-table-cell/>
          <table:table-cell/>
          <table:table-cell table:formula="of:=COM.MICROSOFT.TEXTJOIN(&quot; &quot;; ;[.$Y$2];[.E31];[.F31];[.G31])" office:value-type="string" office:string-value=" // ST R1 " calcext:value-type="string">
            <text:p><text:s/>// ST R1 </text:p>
          </table:table-cell>
          <table:table-cell table:number-columns-repeated="2"/>
          <table:table-cell table:formula="of:=BIN2DEC([.T31]) * 2 ^ 11" office:value-type="float" office:value="34816" calcext:value-type="float">
            <text:p>34816</text:p>
          </table:table-cell>
          <table:table-cell table:formula="of:=BIN2DEC([.U31]) * 2 ^ 8" office:value-type="float" office:value="256" calcext:value-type="float">
            <text:p>256</text:p>
          </table:table-cell>
          <table:table-cell table:formula="of:=BIN2DEC([.V31])" office:value-type="float" office:value="0" calcext:value-type="float">
            <text:p>0</text:p>
          </table:table-cell>
          <table:table-cell/>
          <table:table-cell table:formula="of:=SUM([.AC31:.AE31])" office:value-type="float" office:value="35072" calcext:value-type="float">
            <text:p>35072</text:p>
          </table:table-cell>
          <table:table-cell table:formula="of:=COM.MICROSOFT.TEXTJOIN(&quot;   &quot;; ;[.D31];&quot;:&quot;;[.AG31])" office:value-type="string" office:string-value="28   :   35072" calcext:value-type="string">
            <text:p>28 <text:s text:c="2"/>: <text:s text:c="2"/>35072</text:p>
          </table:table-cell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IF([.E32]=&quot;&quot;;&quot;11111_111_11111111 // RST&quot;;COM.MICROSOFT.TEXTJOIN( ; ;[.W32];[.Z32]))" office:value-type="string" office:string-value="11001_000_00000000 // RET  " calcext:value-type="string" table:number-columns-spanned="4" table:number-rows-spanned="1">
            <text:p>11001_000_00000000 // RET <text:s/></text:p>
          </table:table-cell>
          <table:covered-table-cell table:number-columns-repeated="3"/>
          <table:table-cell table:number-columns-repeated="4"/>
          <table:table-cell office:value-type="float" office:value="29" calcext:value-type="float">
            <text:p>29</text:p>
          </table:table-cell>
          <table:table-cell table:formula="of:=VLOOKUP([.E32];[$Dictionary.$B$2:$Dictionary.$C$33];2;0)" office:value-type="string" office:string-value="11001" calcext:value-type="string">
            <text:p>11001</text:p>
          </table:table-cell>
          <table:table-cell table:formula="of:=IF([.F32]=&quot;&quot;;&quot;000&quot;;VLOOKUP([.F32];[$Dictionary.$E$2:$Dictionary.$F$10];2;0))" office:value-type="string" office:string-value="000" calcext:value-type="string">
            <text:p>000</text:p>
          </table:table-cell>
          <table:table-cell table:formula="of:=IF([.G32]=&quot;&quot;;&quot;00000000&quot;;DEC2BIN([.G32];8))" office:value-type="string" office:string-value="00000000" calcext:value-type="string">
            <text:p>00000000</text:p>
          </table:table-cell>
          <table:table-cell table:formula="of:=COM.MICROSOFT.TEXTJOIN(&quot;_&quot;; ;[.T32];[.U32];[.V32])" office:value-type="string" office:string-value="11001_000_00000000" calcext:value-type="string" table:number-columns-spanned="2" table:number-rows-spanned="1">
            <text:p>11001_000_00000000</text:p>
          </table:table-cell>
          <table:covered-table-cell/>
          <table:table-cell/>
          <table:table-cell table:formula="of:=COM.MICROSOFT.TEXTJOIN(&quot; &quot;; ;[.$Y$2];[.E32];[.F32];[.G32])" office:value-type="string" office:string-value=" // RET  " calcext:value-type="string">
            <text:p><text:s/>// RET <text:s/></text:p>
          </table:table-cell>
          <table:table-cell table:number-columns-repeated="2"/>
          <table:table-cell table:formula="of:=BIN2DEC([.T32]) * 2 ^ 11" office:value-type="float" office:value="51200" calcext:value-type="float">
            <text:p>51200</text:p>
          </table:table-cell>
          <table:table-cell table:formula="of:=BIN2DEC([.U32]) * 2 ^ 8" office:value-type="float" office:value="0" calcext:value-type="float">
            <text:p>0</text:p>
          </table:table-cell>
          <table:table-cell table:formula="of:=BIN2DEC([.V32])" office:value-type="float" office:value="0" calcext:value-type="float">
            <text:p>0</text:p>
          </table:table-cell>
          <table:table-cell/>
          <table:table-cell table:formula="of:=SUM([.AC32:.AE32])" office:value-type="float" office:value="51200" calcext:value-type="float">
            <text:p>51200</text:p>
          </table:table-cell>
          <table:table-cell table:formula="of:=COM.MICROSOFT.TEXTJOIN(&quot;   &quot;; ;[.D32];&quot;:&quot;;[.AG32])" office:value-type="string" office:string-value="29   :   51200" calcext:value-type="string">
            <text:p>29 <text:s text:c="2"/>: <text:s text:c="2"/>51200</text:p>
          </table:table-cell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IF([.E33]=&quot;&quot;;&quot;11111_111_11111111 // RST&quot;;COM.MICROSOFT.TEXTJOIN( ; ;[.W33];[.Z33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0" calcext:value-type="float">
            <text:p>30</text:p>
          </table:table-cell>
          <table:table-cell table:formula="of:=VLOOKUP([.E33];[$Dictionary.$B$2:$Dictionary.$C$33];2;0)" office:value-type="string" office:string-value="" calcext:value-type="error">
            <text:p>#N/A</text:p>
          </table:table-cell>
          <table:table-cell table:formula="of:=IF([.F33]=&quot;&quot;;&quot;000&quot;;VLOOKUP([.F33];[$Dictionary.$E$2:$Dictionary.$F$10];2;0))" office:value-type="string" office:string-value="000" calcext:value-type="string">
            <text:p>000</text:p>
          </table:table-cell>
          <table:table-cell table:formula="of:=IF([.G33]=&quot;&quot;;&quot;00000000&quot;;DEC2BIN([.G33];8))" office:value-type="string" office:string-value="00000000" calcext:value-type="string">
            <text:p>00000000</text:p>
          </table:table-cell>
          <table:table-cell table:formula="of:=COM.MICROSOFT.TEXTJOIN(&quot;_&quot;; ;[.T33];[.U33];[.V33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33];[.F33];[.G33])" office:value-type="string" office:string-value=" //   " calcext:value-type="string">
            <text:p><text:s/>// <text:s text:c="2"/></text:p>
          </table:table-cell>
          <table:table-cell table:number-columns-repeated="2"/>
          <table:table-cell table:formula="of:=BIN2DEC([.T33]) * 2 ^ 11" office:value-type="string" office:string-value="" calcext:value-type="error">
            <text:p>#N/A</text:p>
          </table:table-cell>
          <table:table-cell table:formula="of:=BIN2DEC([.U33]) * 2 ^ 8" office:value-type="float" office:value="0" calcext:value-type="float">
            <text:p>0</text:p>
          </table:table-cell>
          <table:table-cell table:formula="of:=BIN2DEC([.V33])" office:value-type="float" office:value="0" calcext:value-type="float">
            <text:p>0</text:p>
          </table:table-cell>
          <table:table-cell/>
          <table:table-cell table:formula="of:=SUM([.AC33:.AE33])" office:value-type="string" office:string-value="" calcext:value-type="error">
            <text:p>#N/A</text:p>
          </table:table-cell>
          <table:table-cell table:formula="of:=COM.MICROSOFT.TEXTJOIN(&quot;   &quot;; ;[.D33];&quot;:&quot;;[.AG33])" office:value-type="string" office:string-value="" calcext:value-type="error">
            <text:p>#N/A</text:p>
          </table:table-cell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IF([.E34]=&quot;&quot;;&quot;11111_111_11111111 // RST&quot;;COM.MICROSOFT.TEXTJOIN( ; ;[.W34];[.Z34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1" calcext:value-type="float">
            <text:p>31</text:p>
          </table:table-cell>
          <table:table-cell table:formula="of:=VLOOKUP([.E34];[$Dictionary.$B$2:$Dictionary.$C$33];2;0)" office:value-type="string" office:string-value="" calcext:value-type="error">
            <text:p>#N/A</text:p>
          </table:table-cell>
          <table:table-cell table:formula="of:=IF([.F34]=&quot;&quot;;&quot;000&quot;;VLOOKUP([.F34];[$Dictionary.$E$2:$Dictionary.$F$10];2;0))" office:value-type="string" office:string-value="000" calcext:value-type="string">
            <text:p>000</text:p>
          </table:table-cell>
          <table:table-cell table:formula="of:=IF([.G34]=&quot;&quot;;&quot;00000000&quot;;DEC2BIN([.G34];8))" office:value-type="string" office:string-value="00000000" calcext:value-type="string">
            <text:p>00000000</text:p>
          </table:table-cell>
          <table:table-cell table:formula="of:=COM.MICROSOFT.TEXTJOIN(&quot;_&quot;; ;[.T34];[.U34];[.V34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34];[.F34];[.G34])" office:value-type="string" office:string-value=" //   " calcext:value-type="string">
            <text:p><text:s/>// <text:s text:c="2"/></text:p>
          </table:table-cell>
          <table:table-cell table:number-columns-repeated="2"/>
          <table:table-cell table:formula="of:=BIN2DEC([.T34]) * 2 ^ 11" office:value-type="string" office:string-value="" calcext:value-type="error">
            <text:p>#N/A</text:p>
          </table:table-cell>
          <table:table-cell table:formula="of:=BIN2DEC([.U34]) * 2 ^ 8" office:value-type="float" office:value="0" calcext:value-type="float">
            <text:p>0</text:p>
          </table:table-cell>
          <table:table-cell table:formula="of:=BIN2DEC([.V34])" office:value-type="float" office:value="0" calcext:value-type="float">
            <text:p>0</text:p>
          </table:table-cell>
          <table:table-cell/>
          <table:table-cell table:formula="of:=SUM([.AC34:.AE34])" office:value-type="string" office:string-value="" calcext:value-type="error">
            <text:p>#N/A</text:p>
          </table:table-cell>
          <table:table-cell table:formula="of:=COM.MICROSOFT.TEXTJOIN(&quot;   &quot;; ;[.D34];&quot;:&quot;;[.AG34]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IF([.E35]=&quot;&quot;;&quot;11111_111_11111111 // RST&quot;;COM.MICROSOFT.TEXTJOIN( ; ;[.W35];[.Z35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2" calcext:value-type="float">
            <text:p>32</text:p>
          </table:table-cell>
          <table:table-cell table:formula="of:=VLOOKUP([.E35];[$Dictionary.$B$2:$Dictionary.$C$33];2;0)" office:value-type="string" office:string-value="" calcext:value-type="error">
            <text:p>#N/A</text:p>
          </table:table-cell>
          <table:table-cell table:formula="of:=IF([.F35]=&quot;&quot;;&quot;000&quot;;VLOOKUP([.F35];[$Dictionary.$E$2:$Dictionary.$F$10];2;0))" office:value-type="string" office:string-value="000" calcext:value-type="string">
            <text:p>000</text:p>
          </table:table-cell>
          <table:table-cell table:formula="of:=IF([.G35]=&quot;&quot;;&quot;00000000&quot;;DEC2BIN([.G35];8))" office:value-type="string" office:string-value="00000000" calcext:value-type="string">
            <text:p>00000000</text:p>
          </table:table-cell>
          <table:table-cell table:formula="of:=COM.MICROSOFT.TEXTJOIN(&quot;_&quot;; ;[.T35];[.U35];[.V35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35];[.F35];[.G35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IF([.E36]=&quot;&quot;;&quot;11111_111_11111111 // RST&quot;;COM.MICROSOFT.TEXTJOIN( ; ;[.W36];[.Z36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3" calcext:value-type="float">
            <text:p>33</text:p>
          </table:table-cell>
          <table:table-cell table:formula="of:=VLOOKUP([.E36];[$Dictionary.$B$2:$Dictionary.$C$33];2;0)" office:value-type="string" office:string-value="" calcext:value-type="error">
            <text:p>#N/A</text:p>
          </table:table-cell>
          <table:table-cell table:formula="of:=IF([.F36]=&quot;&quot;;&quot;000&quot;;VLOOKUP([.F36];[$Dictionary.$E$2:$Dictionary.$F$10];2;0))" office:value-type="string" office:string-value="000" calcext:value-type="string">
            <text:p>000</text:p>
          </table:table-cell>
          <table:table-cell table:formula="of:=IF([.G36]=&quot;&quot;;&quot;00000000&quot;;DEC2BIN([.G36];8))" office:value-type="string" office:string-value="00000000" calcext:value-type="string">
            <text:p>00000000</text:p>
          </table:table-cell>
          <table:table-cell table:formula="of:=COM.MICROSOFT.TEXTJOIN(&quot;_&quot;; ;[.T36];[.U36];[.V36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36];[.F36];[.G36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IF([.E37]=&quot;&quot;;&quot;11111_111_11111111 // RST&quot;;COM.MICROSOFT.TEXTJOIN( ; ;[.W37];[.Z37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4" calcext:value-type="float">
            <text:p>34</text:p>
          </table:table-cell>
          <table:table-cell table:formula="of:=VLOOKUP([.E37];[$Dictionary.$B$2:$Dictionary.$C$33];2;0)" office:value-type="string" office:string-value="" calcext:value-type="error">
            <text:p>#N/A</text:p>
          </table:table-cell>
          <table:table-cell table:formula="of:=IF([.F37]=&quot;&quot;;&quot;000&quot;;VLOOKUP([.F37];[$Dictionary.$E$2:$Dictionary.$F$10];2;0))" office:value-type="string" office:string-value="000" calcext:value-type="string">
            <text:p>000</text:p>
          </table:table-cell>
          <table:table-cell table:formula="of:=IF([.G37]=&quot;&quot;;&quot;00000000&quot;;DEC2BIN([.G37];8))" office:value-type="string" office:string-value="00000000" calcext:value-type="string">
            <text:p>00000000</text:p>
          </table:table-cell>
          <table:table-cell table:formula="of:=COM.MICROSOFT.TEXTJOIN(&quot;_&quot;; ;[.T37];[.U37];[.V37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37];[.F37];[.G37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IF([.E38]=&quot;&quot;;&quot;11111_111_11111111 // RST&quot;;COM.MICROSOFT.TEXTJOIN( ; ;[.W38];[.Z38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35" calcext:value-type="float">
            <text:p>35</text:p>
          </table:table-cell>
          <table:table-cell table:formula="of:=VLOOKUP([.E38];[$Dictionary.$B$2:$Dictionary.$C$33];2;0)" office:value-type="string" office:string-value="" calcext:value-type="error">
            <text:p>#N/A</text:p>
          </table:table-cell>
          <table:table-cell table:formula="of:=IF([.F38]=&quot;&quot;;&quot;000&quot;;VLOOKUP([.F38];[$Dictionary.$E$2:$Dictionary.$F$10];2;0))" office:value-type="string" office:string-value="000" calcext:value-type="string">
            <text:p>000</text:p>
          </table:table-cell>
          <table:table-cell table:formula="of:=IF([.G38]=&quot;&quot;;&quot;00000000&quot;;DEC2BIN([.G38];8))" office:value-type="string" office:string-value="00000000" calcext:value-type="string">
            <text:p>00000000</text:p>
          </table:table-cell>
          <table:table-cell table:formula="of:=COM.MICROSOFT.TEXTJOIN(&quot;_&quot;; ;[.T38];[.U38];[.V38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38];[.F38];[.G38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MOV A,AD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IF([.E39]=&quot;&quot;;&quot;11111_111_11111111 // RST&quot;;COM.MICROSOFT.TEXTJOIN( ; ;[.W39];[.Z39]))" office:value-type="string" office:string-value="10010_000_00000000 // MOV A,AD R0 " calcext:value-type="string" table:number-columns-spanned="4" table:number-rows-spanned="1">
            <text:p>10010_000_00000000 // MOV A,AD R0 </text:p>
          </table:table-cell>
          <table:covered-table-cell table:number-columns-repeated="3"/>
          <table:table-cell table:number-columns-repeated="4"/>
          <table:table-cell office:value-type="float" office:value="36" calcext:value-type="float">
            <text:p>36</text:p>
          </table:table-cell>
          <table:table-cell table:formula="of:=VLOOKUP([.E39];[$Dictionary.$B$2:$Dictionary.$C$33];2;0)" office:value-type="string" office:string-value="10010" calcext:value-type="string">
            <text:p>10010</text:p>
          </table:table-cell>
          <table:table-cell table:formula="of:=IF([.F39]=&quot;&quot;;&quot;000&quot;;VLOOKUP([.F39];[$Dictionary.$E$2:$Dictionary.$F$10];2;0))" office:value-type="string" office:string-value="000" calcext:value-type="string">
            <text:p>000</text:p>
          </table:table-cell>
          <table:table-cell table:formula="of:=IF([.G39]=&quot;&quot;;&quot;00000000&quot;;DEC2BIN([.G39];8))" office:value-type="string" office:string-value="00000000" calcext:value-type="string">
            <text:p>00000000</text:p>
          </table:table-cell>
          <table:table-cell table:formula="of:=COM.MICROSOFT.TEXTJOIN(&quot;_&quot;; ;[.T39];[.U39];[.V39])" office:value-type="string" office:string-value="10010_000_00000000" calcext:value-type="string" table:number-columns-spanned="2" table:number-rows-spanned="1">
            <text:p>10010_000_00000000</text:p>
          </table:table-cell>
          <table:covered-table-cell/>
          <table:table-cell/>
          <table:table-cell table:formula="of:=COM.MICROSOFT.TEXTJOIN(&quot; &quot;; ;[.$Y$2];[.E39];[.F39];[.G39])" office:value-type="string" office:string-value=" // MOV A,AD R0 " calcext:value-type="string">
            <text:p><text:s/>// MOV A,AD R0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WRITE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IF([.E40]=&quot;&quot;;&quot;11111_111_11111111 // RST&quot;;COM.MICROSOFT.TEXTJOIN( ; ;[.W40];[.Z40]))" office:value-type="string" office:string-value="10111_000_00000000 // WRITE  " calcext:value-type="string" table:number-columns-spanned="4" table:number-rows-spanned="1">
            <text:p>10111_000_00000000 // WRITE <text:s/></text:p>
          </table:table-cell>
          <table:covered-table-cell table:number-columns-repeated="3"/>
          <table:table-cell table:number-columns-repeated="4"/>
          <table:table-cell office:value-type="float" office:value="37" calcext:value-type="float">
            <text:p>37</text:p>
          </table:table-cell>
          <table:table-cell table:formula="of:=VLOOKUP([.E40];[$Dictionary.$B$2:$Dictionary.$C$33];2;0)" office:value-type="string" office:string-value="10111" calcext:value-type="string">
            <text:p>10111</text:p>
          </table:table-cell>
          <table:table-cell table:formula="of:=IF([.F40]=&quot;&quot;;&quot;000&quot;;VLOOKUP([.F40];[$Dictionary.$E$2:$Dictionary.$F$10];2;0))" office:value-type="string" office:string-value="000" calcext:value-type="string">
            <text:p>000</text:p>
          </table:table-cell>
          <table:table-cell table:formula="of:=IF([.G40]=&quot;&quot;;&quot;00000000&quot;;DEC2BIN([.G40];8))" office:value-type="string" office:string-value="00000000" calcext:value-type="string">
            <text:p>00000000</text:p>
          </table:table-cell>
          <table:table-cell table:formula="of:=COM.MICROSOFT.TEXTJOIN(&quot;_&quot;; ;[.T40];[.U40];[.V40])" office:value-type="string" office:string-value="10111_000_00000000" calcext:value-type="string" table:number-columns-spanned="2" table:number-rows-spanned="1">
            <text:p>10111_000_00000000</text:p>
          </table:table-cell>
          <table:covered-table-cell/>
          <table:table-cell/>
          <table:table-cell table:formula="of:=COM.MICROSOFT.TEXTJOIN(&quot; &quot;; ;[.$Y$2];[.E40];[.F40];[.G40])" office:value-type="string" office:string-value=" // WRITE  " calcext:value-type="string">
            <text:p><text:s/>// WRITE <text:s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IF([.E41]=&quot;&quot;;&quot;11111_111_11111111 // RST&quot;;COM.MICROSOFT.TEXTJOIN( ; ;[.W41];[.Z41]))" office:value-type="string" office:string-value="10000_000_00000000 // LD R0 " calcext:value-type="string" table:number-columns-spanned="4" table:number-rows-spanned="1">
            <text:p>10000_000_00000000 // LD R0 </text:p>
          </table:table-cell>
          <table:covered-table-cell table:number-columns-repeated="3"/>
          <table:table-cell table:number-columns-repeated="4"/>
          <table:table-cell office:value-type="float" office:value="38" calcext:value-type="float">
            <text:p>38</text:p>
          </table:table-cell>
          <table:table-cell table:formula="of:=VLOOKUP([.E41];[$Dictionary.$B$2:$Dictionary.$C$33];2;0)" office:value-type="string" office:string-value="10000" calcext:value-type="string">
            <text:p>10000</text:p>
          </table:table-cell>
          <table:table-cell table:formula="of:=IF([.F41]=&quot;&quot;;&quot;000&quot;;VLOOKUP([.F41];[$Dictionary.$E$2:$Dictionary.$F$10];2;0))" office:value-type="string" office:string-value="000" calcext:value-type="string">
            <text:p>000</text:p>
          </table:table-cell>
          <table:table-cell table:formula="of:=IF([.G41]=&quot;&quot;;&quot;00000000&quot;;DEC2BIN([.G41];8))" office:value-type="string" office:string-value="00000000" calcext:value-type="string">
            <text:p>00000000</text:p>
          </table:table-cell>
          <table:table-cell table:formula="of:=COM.MICROSOFT.TEXTJOIN(&quot;_&quot;; ;[.T41];[.U41];[.V41])" office:value-type="string" office:string-value="10000_000_00000000" calcext:value-type="string" table:number-columns-spanned="2" table:number-rows-spanned="1">
            <text:p>10000_000_00000000</text:p>
          </table:table-cell>
          <table:covered-table-cell/>
          <table:table-cell/>
          <table:table-cell table:formula="of:=COM.MICROSOFT.TEXTJOIN(&quot; &quot;; ;[.$Y$2];[.E41];[.F41];[.G41])" office:value-type="string" office:string-value=" // LD R0 " calcext:value-type="string">
            <text:p><text:s/>// LD R0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INC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formula="of:=IF([.E42]=&quot;&quot;;&quot;11111_111_11111111 // RST&quot;;COM.MICROSOFT.TEXTJOIN( ; ;[.W42];[.Z42]))" office:value-type="string" office:string-value="00011_000_00000000 // INC  " calcext:value-type="string" table:number-columns-spanned="4" table:number-rows-spanned="1">
            <text:p>00011_000_00000000 // INC <text:s/></text:p>
          </table:table-cell>
          <table:covered-table-cell table:number-columns-repeated="3"/>
          <table:table-cell table:number-columns-repeated="4"/>
          <table:table-cell office:value-type="float" office:value="39" calcext:value-type="float">
            <text:p>39</text:p>
          </table:table-cell>
          <table:table-cell table:formula="of:=VLOOKUP([.E42];[$Dictionary.$B$2:$Dictionary.$C$33];2;0)" office:value-type="string" office:string-value="00011" calcext:value-type="string">
            <text:p>00011</text:p>
          </table:table-cell>
          <table:table-cell table:formula="of:=IF([.F42]=&quot;&quot;;&quot;000&quot;;VLOOKUP([.F42];[$Dictionary.$E$2:$Dictionary.$F$10];2;0))" office:value-type="string" office:string-value="000" calcext:value-type="string">
            <text:p>000</text:p>
          </table:table-cell>
          <table:table-cell table:formula="of:=IF([.G42]=&quot;&quot;;&quot;00000000&quot;;DEC2BIN([.G42];8))" office:value-type="string" office:string-value="00000000" calcext:value-type="string">
            <text:p>00000000</text:p>
          </table:table-cell>
          <table:table-cell table:formula="of:=COM.MICROSOFT.TEXTJOIN(&quot;_&quot;; ;[.T42];[.U42];[.V42])" office:value-type="string" office:string-value="00011_000_00000000" calcext:value-type="string" table:number-columns-spanned="2" table:number-rows-spanned="1">
            <text:p>00011_000_00000000</text:p>
          </table:table-cell>
          <table:covered-table-cell/>
          <table:table-cell/>
          <table:table-cell table:formula="of:=COM.MICROSOFT.TEXTJOIN(&quot; &quot;; ;[.$Y$2];[.E42];[.F42];[.G42])" office:value-type="string" office:string-value=" // INC  " calcext:value-type="string">
            <text:p><text:s/>// INC <text:s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IF([.E43]=&quot;&quot;;&quot;11111_111_11111111 // RST&quot;;COM.MICROSOFT.TEXTJOIN( ; ;[.W43];[.Z43]))" office:value-type="string" office:string-value="10001_000_00000000 // ST R0 " calcext:value-type="string" table:number-columns-spanned="4" table:number-rows-spanned="1">
            <text:p>10001_000_00000000 // ST R0 </text:p>
          </table:table-cell>
          <table:covered-table-cell table:number-columns-repeated="3"/>
          <table:table-cell table:number-columns-repeated="4"/>
          <table:table-cell office:value-type="float" office:value="40" calcext:value-type="float">
            <text:p>40</text:p>
          </table:table-cell>
          <table:table-cell table:formula="of:=VLOOKUP([.E43];[$Dictionary.$B$2:$Dictionary.$C$33];2;0)" office:value-type="string" office:string-value="10001" calcext:value-type="string">
            <text:p>10001</text:p>
          </table:table-cell>
          <table:table-cell table:formula="of:=IF([.F43]=&quot;&quot;;&quot;000&quot;;VLOOKUP([.F43];[$Dictionary.$E$2:$Dictionary.$F$10];2;0))" office:value-type="string" office:string-value="000" calcext:value-type="string">
            <text:p>000</text:p>
          </table:table-cell>
          <table:table-cell table:formula="of:=IF([.G43]=&quot;&quot;;&quot;00000000&quot;;DEC2BIN([.G43];8))" office:value-type="string" office:string-value="00000000" calcext:value-type="string">
            <text:p>00000000</text:p>
          </table:table-cell>
          <table:table-cell table:formula="of:=COM.MICROSOFT.TEXTJOIN(&quot;_&quot;; ;[.T43];[.U43];[.V43])" office:value-type="string" office:string-value="10001_000_00000000" calcext:value-type="string" table:number-columns-spanned="2" table:number-rows-spanned="1">
            <text:p>10001_000_00000000</text:p>
          </table:table-cell>
          <table:covered-table-cell/>
          <table:table-cell/>
          <table:table-cell table:formula="of:=COM.MICROSOFT.TEXTJOIN(&quot; &quot;; ;[.$Y$2];[.E43];[.F43];[.G43])" office:value-type="string" office:string-value=" // ST R0 " calcext:value-type="string">
            <text:p><text:s/>// ST R0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IF([.E44]=&quot;&quot;;&quot;11111_111_11111111 // RST&quot;;COM.MICROSOFT.TEXTJOIN( ; ;[.W44];[.Z44]))" office:value-type="string" office:string-value="10000_001_00000000 // LD R1 " calcext:value-type="string" table:number-columns-spanned="4" table:number-rows-spanned="1">
            <text:p>10000_001_00000000 // LD R1 </text:p>
          </table:table-cell>
          <table:covered-table-cell table:number-columns-repeated="3"/>
          <table:table-cell table:number-columns-repeated="4"/>
          <table:table-cell office:value-type="float" office:value="41" calcext:value-type="float">
            <text:p>41</text:p>
          </table:table-cell>
          <table:table-cell table:formula="of:=VLOOKUP([.E44];[$Dictionary.$B$2:$Dictionary.$C$33];2;0)" office:value-type="string" office:string-value="10000" calcext:value-type="string">
            <text:p>10000</text:p>
          </table:table-cell>
          <table:table-cell table:formula="of:=IF([.F44]=&quot;&quot;;&quot;000&quot;;VLOOKUP([.F44];[$Dictionary.$E$2:$Dictionary.$F$10];2;0))" office:value-type="string" office:string-value="001" calcext:value-type="string">
            <text:p>001</text:p>
          </table:table-cell>
          <table:table-cell table:formula="of:=IF([.G44]=&quot;&quot;;&quot;00000000&quot;;DEC2BIN([.G44];8))" office:value-type="string" office:string-value="00000000" calcext:value-type="string">
            <text:p>00000000</text:p>
          </table:table-cell>
          <table:table-cell table:formula="of:=COM.MICROSOFT.TEXTJOIN(&quot;_&quot;; ;[.T44];[.U44];[.V44])" office:value-type="string" office:string-value="10000_001_00000000" calcext:value-type="string" table:number-columns-spanned="2" table:number-rows-spanned="1">
            <text:p>10000_001_00000000</text:p>
          </table:table-cell>
          <table:covered-table-cell/>
          <table:table-cell/>
          <table:table-cell table:formula="of:=COM.MICROSOFT.TEXTJOIN(&quot; &quot;; ;[.$Y$2];[.E44];[.F44];[.G44])" office:value-type="string" office:string-value=" // LD R1 " calcext:value-type="string">
            <text:p><text:s/>// LD R1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DEC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formula="of:=IF([.E45]=&quot;&quot;;&quot;11111_111_11111111 // RST&quot;;COM.MICROSOFT.TEXTJOIN( ; ;[.W45];[.Z45]))" office:value-type="string" office:string-value="00010_000_00000000 // DEC  " calcext:value-type="string" table:number-columns-spanned="4" table:number-rows-spanned="1">
            <text:p>00010_000_00000000 // DEC <text:s/></text:p>
          </table:table-cell>
          <table:covered-table-cell table:number-columns-repeated="3"/>
          <table:table-cell table:number-columns-repeated="4"/>
          <table:table-cell office:value-type="float" office:value="42" calcext:value-type="float">
            <text:p>42</text:p>
          </table:table-cell>
          <table:table-cell table:formula="of:=VLOOKUP([.E45];[$Dictionary.$B$2:$Dictionary.$C$33];2;0)" office:value-type="string" office:string-value="00010" calcext:value-type="string">
            <text:p>00010</text:p>
          </table:table-cell>
          <table:table-cell table:formula="of:=IF([.F45]=&quot;&quot;;&quot;000&quot;;VLOOKUP([.F45];[$Dictionary.$E$2:$Dictionary.$F$10];2;0))" office:value-type="string" office:string-value="000" calcext:value-type="string">
            <text:p>000</text:p>
          </table:table-cell>
          <table:table-cell table:formula="of:=IF([.G45]=&quot;&quot;;&quot;00000000&quot;;DEC2BIN([.G45];8))" office:value-type="string" office:string-value="00000000" calcext:value-type="string">
            <text:p>00000000</text:p>
          </table:table-cell>
          <table:table-cell table:formula="of:=COM.MICROSOFT.TEXTJOIN(&quot;_&quot;; ;[.T45];[.U45];[.V45])" office:value-type="string" office:string-value="00010_000_00000000" calcext:value-type="string" table:number-columns-spanned="2" table:number-rows-spanned="1">
            <text:p>00010_000_00000000</text:p>
          </table:table-cell>
          <table:covered-table-cell/>
          <table:table-cell/>
          <table:table-cell table:formula="of:=COM.MICROSOFT.TEXTJOIN(&quot; &quot;; ;[.$Y$2];[.E45];[.F45];[.G45])" office:value-type="string" office:string-value=" // DEC  " calcext:value-type="string">
            <text:p><text:s/>// DEC <text:s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IF([.E46]=&quot;&quot;;&quot;11111_111_11111111 // RST&quot;;COM.MICROSOFT.TEXTJOIN( ; ;[.W46];[.Z46]))" office:value-type="string" office:string-value="10001_001_00000000 // ST R1 " calcext:value-type="string" table:number-columns-spanned="4" table:number-rows-spanned="1">
            <text:p>10001_001_00000000 // ST R1 </text:p>
          </table:table-cell>
          <table:covered-table-cell table:number-columns-repeated="3"/>
          <table:table-cell table:number-columns-repeated="4"/>
          <table:table-cell office:value-type="float" office:value="43" calcext:value-type="float">
            <text:p>43</text:p>
          </table:table-cell>
          <table:table-cell table:formula="of:=VLOOKUP([.E46];[$Dictionary.$B$2:$Dictionary.$C$33];2;0)" office:value-type="string" office:string-value="10001" calcext:value-type="string">
            <text:p>10001</text:p>
          </table:table-cell>
          <table:table-cell table:formula="of:=IF([.F46]=&quot;&quot;;&quot;000&quot;;VLOOKUP([.F46];[$Dictionary.$E$2:$Dictionary.$F$10];2;0))" office:value-type="string" office:string-value="001" calcext:value-type="string">
            <text:p>001</text:p>
          </table:table-cell>
          <table:table-cell table:formula="of:=IF([.G46]=&quot;&quot;;&quot;00000000&quot;;DEC2BIN([.G46];8))" office:value-type="string" office:string-value="00000000" calcext:value-type="string">
            <text:p>00000000</text:p>
          </table:table-cell>
          <table:table-cell table:formula="of:=COM.MICROSOFT.TEXTJOIN(&quot;_&quot;; ;[.T46];[.U46];[.V46])" office:value-type="string" office:string-value="10001_001_00000000" calcext:value-type="string" table:number-columns-spanned="2" table:number-rows-spanned="1">
            <text:p>10001_001_00000000</text:p>
          </table:table-cell>
          <table:covered-table-cell/>
          <table:table-cell/>
          <table:table-cell table:formula="of:=COM.MICROSOFT.TEXTJOIN(&quot; &quot;; ;[.$Y$2];[.E46];[.F46];[.G46])" office:value-type="string" office:string-value=" // ST R1 " calcext:value-type="string">
            <text:p><text:s/>// ST R1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RET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formula="of:=IF([.E47]=&quot;&quot;;&quot;11111_111_11111111 // RST&quot;;COM.MICROSOFT.TEXTJOIN( ; ;[.W47];[.Z47]))" office:value-type="string" office:string-value="11001_000_00000000 // RET  " calcext:value-type="string" table:number-columns-spanned="4" table:number-rows-spanned="1">
            <text:p>11001_000_00000000 // RET <text:s/></text:p>
          </table:table-cell>
          <table:covered-table-cell table:number-columns-repeated="3"/>
          <table:table-cell table:number-columns-repeated="4"/>
          <table:table-cell office:value-type="float" office:value="44" calcext:value-type="float">
            <text:p>44</text:p>
          </table:table-cell>
          <table:table-cell table:formula="of:=VLOOKUP([.E47];[$Dictionary.$B$2:$Dictionary.$C$33];2;0)" office:value-type="string" office:string-value="11001" calcext:value-type="string">
            <text:p>11001</text:p>
          </table:table-cell>
          <table:table-cell table:formula="of:=IF([.F47]=&quot;&quot;;&quot;000&quot;;VLOOKUP([.F47];[$Dictionary.$E$2:$Dictionary.$F$10];2;0))" office:value-type="string" office:string-value="000" calcext:value-type="string">
            <text:p>000</text:p>
          </table:table-cell>
          <table:table-cell table:formula="of:=IF([.G47]=&quot;&quot;;&quot;00000000&quot;;DEC2BIN([.G47];8))" office:value-type="string" office:string-value="00000000" calcext:value-type="string">
            <text:p>00000000</text:p>
          </table:table-cell>
          <table:table-cell table:formula="of:=COM.MICROSOFT.TEXTJOIN(&quot;_&quot;; ;[.T47];[.U47];[.V47])" office:value-type="string" office:string-value="11001_000_00000000" calcext:value-type="string" table:number-columns-spanned="2" table:number-rows-spanned="1">
            <text:p>11001_000_00000000</text:p>
          </table:table-cell>
          <table:covered-table-cell/>
          <table:table-cell/>
          <table:table-cell table:formula="of:=COM.MICROSOFT.TEXTJOIN(&quot; &quot;; ;[.$Y$2];[.E47];[.F47];[.G47])" office:value-type="string" office:string-value=" // RET  " calcext:value-type="string">
            <text:p><text:s/>// RET <text:s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IF([.E48]=&quot;&quot;;&quot;11111_111_11111111 // RST&quot;;COM.MICROSOFT.TEXTJOIN( ; ;[.W48];[.Z48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45" calcext:value-type="float">
            <text:p>45</text:p>
          </table:table-cell>
          <table:table-cell table:formula="of:=VLOOKUP([.E48];[$Dictionary.$B$2:$Dictionary.$C$33];2;0)" office:value-type="string" office:string-value="" calcext:value-type="error">
            <text:p>#N/A</text:p>
          </table:table-cell>
          <table:table-cell table:formula="of:=IF([.F48]=&quot;&quot;;&quot;000&quot;;VLOOKUP([.F48];[$Dictionary.$E$2:$Dictionary.$F$10];2;0))" office:value-type="string" office:string-value="000" calcext:value-type="string">
            <text:p>000</text:p>
          </table:table-cell>
          <table:table-cell table:formula="of:=IF([.G48]=&quot;&quot;;&quot;00000000&quot;;DEC2BIN([.G48];8))" office:value-type="string" office:string-value="00000000" calcext:value-type="string">
            <text:p>00000000</text:p>
          </table:table-cell>
          <table:table-cell table:formula="of:=COM.MICROSOFT.TEXTJOIN(&quot;_&quot;; ;[.T48];[.U48];[.V48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48];[.F48];[.G48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IF([.E49]=&quot;&quot;;&quot;11111_111_11111111 // RST&quot;;COM.MICROSOFT.TEXTJOIN( ; ;[.W49];[.Z49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46" calcext:value-type="float">
            <text:p>46</text:p>
          </table:table-cell>
          <table:table-cell table:formula="of:=VLOOKUP([.E49];[$Dictionary.$B$2:$Dictionary.$C$33];2;0)" office:value-type="string" office:string-value="" calcext:value-type="error">
            <text:p>#N/A</text:p>
          </table:table-cell>
          <table:table-cell table:formula="of:=IF([.F49]=&quot;&quot;;&quot;000&quot;;VLOOKUP([.F49];[$Dictionary.$E$2:$Dictionary.$F$10];2;0))" office:value-type="string" office:string-value="000" calcext:value-type="string">
            <text:p>000</text:p>
          </table:table-cell>
          <table:table-cell table:formula="of:=IF([.G49]=&quot;&quot;;&quot;00000000&quot;;DEC2BIN([.G49];8))" office:value-type="string" office:string-value="00000000" calcext:value-type="string">
            <text:p>00000000</text:p>
          </table:table-cell>
          <table:table-cell table:formula="of:=COM.MICROSOFT.TEXTJOIN(&quot;_&quot;; ;[.T49];[.U49];[.V49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49];[.F49];[.G49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IF([.E50]=&quot;&quot;;&quot;11111_111_11111111 // RST&quot;;COM.MICROSOFT.TEXTJOIN( ; ;[.W50];[.Z50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47" calcext:value-type="float">
            <text:p>47</text:p>
          </table:table-cell>
          <table:table-cell table:formula="of:=VLOOKUP([.E50];[$Dictionary.$B$2:$Dictionary.$C$33];2;0)" office:value-type="string" office:string-value="" calcext:value-type="error">
            <text:p>#N/A</text:p>
          </table:table-cell>
          <table:table-cell table:formula="of:=IF([.F50]=&quot;&quot;;&quot;000&quot;;VLOOKUP([.F50];[$Dictionary.$E$2:$Dictionary.$F$10];2;0))" office:value-type="string" office:string-value="000" calcext:value-type="string">
            <text:p>000</text:p>
          </table:table-cell>
          <table:table-cell table:formula="of:=IF([.G50]=&quot;&quot;;&quot;00000000&quot;;DEC2BIN([.G50];8))" office:value-type="string" office:string-value="00000000" calcext:value-type="string">
            <text:p>00000000</text:p>
          </table:table-cell>
          <table:table-cell table:formula="of:=COM.MICROSOFT.TEXTJOIN(&quot;_&quot;; ;[.T50];[.U50];[.V50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50];[.F50];[.G50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IF([.E51]=&quot;&quot;;&quot;11111_111_11111111 // RST&quot;;COM.MICROSOFT.TEXTJOIN( ; ;[.W51];[.Z51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48" calcext:value-type="float">
            <text:p>48</text:p>
          </table:table-cell>
          <table:table-cell table:formula="of:=VLOOKUP([.E51];[$Dictionary.$B$2:$Dictionary.$C$33];2;0)" office:value-type="string" office:string-value="" calcext:value-type="error">
            <text:p>#N/A</text:p>
          </table:table-cell>
          <table:table-cell table:formula="of:=IF([.F51]=&quot;&quot;;&quot;000&quot;;VLOOKUP([.F51];[$Dictionary.$E$2:$Dictionary.$F$10];2;0))" office:value-type="string" office:string-value="000" calcext:value-type="string">
            <text:p>000</text:p>
          </table:table-cell>
          <table:table-cell table:formula="of:=IF([.G51]=&quot;&quot;;&quot;00000000&quot;;DEC2BIN([.G51];8))" office:value-type="string" office:string-value="00000000" calcext:value-type="string">
            <text:p>00000000</text:p>
          </table:table-cell>
          <table:table-cell table:formula="of:=COM.MICROSOFT.TEXTJOIN(&quot;_&quot;; ;[.T51];[.U51];[.V51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51];[.F51];[.G51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IF([.E52]=&quot;&quot;;&quot;11111_111_11111111 // RST&quot;;COM.MICROSOFT.TEXTJOIN( ; ;[.W52];[.Z52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49" calcext:value-type="float">
            <text:p>49</text:p>
          </table:table-cell>
          <table:table-cell table:formula="of:=VLOOKUP([.E52];[$Dictionary.$B$2:$Dictionary.$C$33];2;0)" office:value-type="string" office:string-value="" calcext:value-type="error">
            <text:p>#N/A</text:p>
          </table:table-cell>
          <table:table-cell table:formula="of:=IF([.F52]=&quot;&quot;;&quot;000&quot;;VLOOKUP([.F52];[$Dictionary.$E$2:$Dictionary.$F$10];2;0))" office:value-type="string" office:string-value="000" calcext:value-type="string">
            <text:p>000</text:p>
          </table:table-cell>
          <table:table-cell table:formula="of:=IF([.G52]=&quot;&quot;;&quot;00000000&quot;;DEC2BIN([.G52];8))" office:value-type="string" office:string-value="00000000" calcext:value-type="string">
            <text:p>00000000</text:p>
          </table:table-cell>
          <table:table-cell table:formula="of:=COM.MICROSOFT.TEXTJOIN(&quot;_&quot;; ;[.T52];[.U52];[.V52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52];[.F52];[.G52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NOP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IF([.E53]=&quot;&quot;;&quot;11111_111_11111111 // RST&quot;;COM.MICROSOFT.TEXTJOIN( ; ;[.W53];[.Z53]))" office:value-type="string" office:string-value="00000_000_00000000 // NOP  " calcext:value-type="string" table:number-columns-spanned="4" table:number-rows-spanned="1">
            <text:p>00000_000_00000000 // NOP <text:s/></text:p>
          </table:table-cell>
          <table:covered-table-cell table:number-columns-repeated="3"/>
          <table:table-cell table:number-columns-repeated="4"/>
          <table:table-cell office:value-type="float" office:value="50" calcext:value-type="float">
            <text:p>50</text:p>
          </table:table-cell>
          <table:table-cell table:formula="of:=VLOOKUP([.E53];[$Dictionary.$B$2:$Dictionary.$C$33];2;0)" office:value-type="string" office:string-value="00000" calcext:value-type="string">
            <text:p>00000</text:p>
          </table:table-cell>
          <table:table-cell table:formula="of:=IF([.F53]=&quot;&quot;;&quot;000&quot;;VLOOKUP([.F53];[$Dictionary.$E$2:$Dictionary.$F$10];2;0))" office:value-type="string" office:string-value="000" calcext:value-type="string">
            <text:p>000</text:p>
          </table:table-cell>
          <table:table-cell table:formula="of:=IF([.G53]=&quot;&quot;;&quot;00000000&quot;;DEC2BIN([.G53];8))" office:value-type="string" office:string-value="00000000" calcext:value-type="string">
            <text:p>00000000</text:p>
          </table:table-cell>
          <table:table-cell table:formula="of:=COM.MICROSOFT.TEXTJOIN(&quot;_&quot;; ;[.T53];[.U53];[.V53])" office:value-type="string" office:string-value="00000_000_00000000" calcext:value-type="string" table:number-columns-spanned="2" table:number-rows-spanned="1">
            <text:p>00000_000_00000000</text:p>
          </table:table-cell>
          <table:covered-table-cell/>
          <table:table-cell/>
          <table:table-cell table:formula="of:=COM.MICROSOFT.TEXTJOIN(&quot; &quot;; ;[.$Y$2];[.E53];[.F53];[.G53])" office:value-type="string" office:string-value=" // NOP  " calcext:value-type="string">
            <text:p><text:s/>// NOP <text:s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JM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IF([.E54]=&quot;&quot;;&quot;11111_111_11111111 // RST&quot;;COM.MICROSOFT.TEXTJOIN( ; ;[.W54];[.Z54]))" office:value-type="string" office:string-value="11010_000_00110010 // JMP  50" calcext:value-type="string" table:number-columns-spanned="4" table:number-rows-spanned="1">
            <text:p>11010_000_00110010 // JMP <text:s/>50</text:p>
          </table:table-cell>
          <table:covered-table-cell table:number-columns-repeated="3"/>
          <table:table-cell table:number-columns-repeated="4"/>
          <table:table-cell office:value-type="float" office:value="51" calcext:value-type="float">
            <text:p>51</text:p>
          </table:table-cell>
          <table:table-cell table:formula="of:=VLOOKUP([.E54];[$Dictionary.$B$2:$Dictionary.$C$33];2;0)" office:value-type="string" office:string-value="11010" calcext:value-type="string">
            <text:p>11010</text:p>
          </table:table-cell>
          <table:table-cell table:formula="of:=IF([.F54]=&quot;&quot;;&quot;000&quot;;VLOOKUP([.F54];[$Dictionary.$E$2:$Dictionary.$F$10];2;0))" office:value-type="string" office:string-value="000" calcext:value-type="string">
            <text:p>000</text:p>
          </table:table-cell>
          <table:table-cell table:formula="of:=IF([.G54]=&quot;&quot;;&quot;00000000&quot;;DEC2BIN([.G54];8))" office:value-type="string" office:string-value="00110010" calcext:value-type="string">
            <text:p>00110010</text:p>
          </table:table-cell>
          <table:table-cell table:formula="of:=COM.MICROSOFT.TEXTJOIN(&quot;_&quot;; ;[.T54];[.U54];[.V54])" office:value-type="string" office:string-value="11010_000_00110010" calcext:value-type="string" table:number-columns-spanned="2" table:number-rows-spanned="1">
            <text:p>11010_000_00110010</text:p>
          </table:table-cell>
          <table:covered-table-cell/>
          <table:table-cell/>
          <table:table-cell table:formula="of:=COM.MICROSOFT.TEXTJOIN(&quot; &quot;; ;[.$Y$2];[.E54];[.F54];[.G54])" office:value-type="string" office:string-value=" // JMP  50" calcext:value-type="string">
            <text:p><text:s/>// JMP <text:s/>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IF([.E55]=&quot;&quot;;&quot;11111_111_11111111 // RST&quot;;COM.MICROSOFT.TEXTJOIN( ; ;[.W55];[.Z55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52" calcext:value-type="float">
            <text:p>52</text:p>
          </table:table-cell>
          <table:table-cell table:formula="of:=VLOOKUP([.E55];[$Dictionary.$B$2:$Dictionary.$C$33];2;0)" office:value-type="string" office:string-value="" calcext:value-type="error">
            <text:p>#N/A</text:p>
          </table:table-cell>
          <table:table-cell table:formula="of:=IF([.F55]=&quot;&quot;;&quot;000&quot;;VLOOKUP([.F55];[$Dictionary.$E$2:$Dictionary.$F$10];2;0))" office:value-type="string" office:string-value="000" calcext:value-type="string">
            <text:p>000</text:p>
          </table:table-cell>
          <table:table-cell table:formula="of:=IF([.G55]=&quot;&quot;;&quot;00000000&quot;;DEC2BIN([.G55];8))" office:value-type="string" office:string-value="00000000" calcext:value-type="string">
            <text:p>00000000</text:p>
          </table:table-cell>
          <table:table-cell table:formula="of:=COM.MICROSOFT.TEXTJOIN(&quot;_&quot;; ;[.T55];[.U55];[.V55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55];[.F55];[.G55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IF([.E56]=&quot;&quot;;&quot;11111_111_11111111 // RST&quot;;COM.MICROSOFT.TEXTJOIN( ; ;[.W56];[.Z56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53" calcext:value-type="float">
            <text:p>53</text:p>
          </table:table-cell>
          <table:table-cell table:formula="of:=VLOOKUP([.E56];[$Dictionary.$B$2:$Dictionary.$C$33];2;0)" office:value-type="string" office:string-value="" calcext:value-type="error">
            <text:p>#N/A</text:p>
          </table:table-cell>
          <table:table-cell table:formula="of:=IF([.F56]=&quot;&quot;;&quot;000&quot;;VLOOKUP([.F56];[$Dictionary.$E$2:$Dictionary.$F$10];2;0))" office:value-type="string" office:string-value="000" calcext:value-type="string">
            <text:p>000</text:p>
          </table:table-cell>
          <table:table-cell table:formula="of:=IF([.G56]=&quot;&quot;;&quot;00000000&quot;;DEC2BIN([.G56];8))" office:value-type="string" office:string-value="00000000" calcext:value-type="string">
            <text:p>00000000</text:p>
          </table:table-cell>
          <table:table-cell table:formula="of:=COM.MICROSOFT.TEXTJOIN(&quot;_&quot;; ;[.T56];[.U56];[.V56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56];[.F56];[.G56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IF([.E57]=&quot;&quot;;&quot;11111_111_11111111 // RST&quot;;COM.MICROSOFT.TEXTJOIN( ; ;[.W57];[.Z57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54" calcext:value-type="float">
            <text:p>54</text:p>
          </table:table-cell>
          <table:table-cell table:formula="of:=VLOOKUP([.E57];[$Dictionary.$B$2:$Dictionary.$C$33];2;0)" office:value-type="string" office:string-value="" calcext:value-type="error">
            <text:p>#N/A</text:p>
          </table:table-cell>
          <table:table-cell table:formula="of:=IF([.F57]=&quot;&quot;;&quot;000&quot;;VLOOKUP([.F57];[$Dictionary.$E$2:$Dictionary.$F$10];2;0))" office:value-type="string" office:string-value="000" calcext:value-type="string">
            <text:p>000</text:p>
          </table:table-cell>
          <table:table-cell table:formula="of:=IF([.G57]=&quot;&quot;;&quot;00000000&quot;;DEC2BIN([.G57];8))" office:value-type="string" office:string-value="00000000" calcext:value-type="string">
            <text:p>00000000</text:p>
          </table:table-cell>
          <table:table-cell table:formula="of:=COM.MICROSOFT.TEXTJOIN(&quot;_&quot;; ;[.T57];[.U57];[.V57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57];[.F57];[.G57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IF([.E58]=&quot;&quot;;&quot;11111_111_11111111 // RST&quot;;COM.MICROSOFT.TEXTJOIN( ; ;[.W58];[.Z58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55" calcext:value-type="float">
            <text:p>55</text:p>
          </table:table-cell>
          <table:table-cell table:formula="of:=VLOOKUP([.E58];[$Dictionary.$B$2:$Dictionary.$C$33];2;0)" office:value-type="string" office:string-value="" calcext:value-type="error">
            <text:p>#N/A</text:p>
          </table:table-cell>
          <table:table-cell table:formula="of:=IF([.F58]=&quot;&quot;;&quot;000&quot;;VLOOKUP([.F58];[$Dictionary.$E$2:$Dictionary.$F$10];2;0))" office:value-type="string" office:string-value="000" calcext:value-type="string">
            <text:p>000</text:p>
          </table:table-cell>
          <table:table-cell table:formula="of:=IF([.G58]=&quot;&quot;;&quot;00000000&quot;;DEC2BIN([.G58];8))" office:value-type="string" office:string-value="00000000" calcext:value-type="string">
            <text:p>00000000</text:p>
          </table:table-cell>
          <table:table-cell table:formula="of:=COM.MICROSOFT.TEXTJOIN(&quot;_&quot;; ;[.T58];[.U58];[.V58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58];[.F58];[.G58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IF([.E59]=&quot;&quot;;&quot;11111_111_11111111 // RST&quot;;COM.MICROSOFT.TEXTJOIN( ; ;[.W59];[.Z59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56" calcext:value-type="float">
            <text:p>56</text:p>
          </table:table-cell>
          <table:table-cell table:formula="of:=VLOOKUP([.E59];[$Dictionary.$B$2:$Dictionary.$C$33];2;0)" office:value-type="string" office:string-value="" calcext:value-type="error">
            <text:p>#N/A</text:p>
          </table:table-cell>
          <table:table-cell table:formula="of:=IF([.F59]=&quot;&quot;;&quot;000&quot;;VLOOKUP([.F59];[$Dictionary.$E$2:$Dictionary.$F$10];2;0))" office:value-type="string" office:string-value="000" calcext:value-type="string">
            <text:p>000</text:p>
          </table:table-cell>
          <table:table-cell table:formula="of:=IF([.G59]=&quot;&quot;;&quot;00000000&quot;;DEC2BIN([.G59];8))" office:value-type="string" office:string-value="00000000" calcext:value-type="string">
            <text:p>00000000</text:p>
          </table:table-cell>
          <table:table-cell table:formula="of:=COM.MICROSOFT.TEXTJOIN(&quot;_&quot;; ;[.T59];[.U59];[.V59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59];[.F59];[.G59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IF([.E60]=&quot;&quot;;&quot;11111_111_11111111 // RST&quot;;COM.MICROSOFT.TEXTJOIN( ; ;[.W60];[.Z60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57" calcext:value-type="float">
            <text:p>57</text:p>
          </table:table-cell>
          <table:table-cell table:formula="of:=VLOOKUP([.E60];[$Dictionary.$B$2:$Dictionary.$C$33];2;0)" office:value-type="string" office:string-value="" calcext:value-type="error">
            <text:p>#N/A</text:p>
          </table:table-cell>
          <table:table-cell table:formula="of:=IF([.F60]=&quot;&quot;;&quot;000&quot;;VLOOKUP([.F60];[$Dictionary.$E$2:$Dictionary.$F$10];2;0))" office:value-type="string" office:string-value="000" calcext:value-type="string">
            <text:p>000</text:p>
          </table:table-cell>
          <table:table-cell table:formula="of:=IF([.G60]=&quot;&quot;;&quot;00000000&quot;;DEC2BIN([.G60];8))" office:value-type="string" office:string-value="00000000" calcext:value-type="string">
            <text:p>00000000</text:p>
          </table:table-cell>
          <table:table-cell table:formula="of:=COM.MICROSOFT.TEXTJOIN(&quot;_&quot;; ;[.T60];[.U60];[.V60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60];[.F60];[.G60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IF([.E61]=&quot;&quot;;&quot;11111_111_11111111 // RST&quot;;COM.MICROSOFT.TEXTJOIN( ; ;[.W61];[.Z61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58" calcext:value-type="float">
            <text:p>58</text:p>
          </table:table-cell>
          <table:table-cell table:formula="of:=VLOOKUP([.E61];[$Dictionary.$B$2:$Dictionary.$C$33];2;0)" office:value-type="string" office:string-value="" calcext:value-type="error">
            <text:p>#N/A</text:p>
          </table:table-cell>
          <table:table-cell table:formula="of:=IF([.F61]=&quot;&quot;;&quot;000&quot;;VLOOKUP([.F61];[$Dictionary.$E$2:$Dictionary.$F$10];2;0))" office:value-type="string" office:string-value="000" calcext:value-type="string">
            <text:p>000</text:p>
          </table:table-cell>
          <table:table-cell table:formula="of:=IF([.G61]=&quot;&quot;;&quot;00000000&quot;;DEC2BIN([.G61];8))" office:value-type="string" office:string-value="00000000" calcext:value-type="string">
            <text:p>00000000</text:p>
          </table:table-cell>
          <table:table-cell table:formula="of:=COM.MICROSOFT.TEXTJOIN(&quot;_&quot;; ;[.T61];[.U61];[.V61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61];[.F61];[.G61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IF([.E62]=&quot;&quot;;&quot;11111_111_11111111 // RST&quot;;COM.MICROSOFT.TEXTJOIN( ; ;[.W62];[.Z62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59" calcext:value-type="float">
            <text:p>59</text:p>
          </table:table-cell>
          <table:table-cell table:formula="of:=VLOOKUP([.E62];[$Dictionary.$B$2:$Dictionary.$C$33];2;0)" office:value-type="string" office:string-value="" calcext:value-type="error">
            <text:p>#N/A</text:p>
          </table:table-cell>
          <table:table-cell table:formula="of:=IF([.F62]=&quot;&quot;;&quot;000&quot;;VLOOKUP([.F62];[$Dictionary.$E$2:$Dictionary.$F$10];2;0))" office:value-type="string" office:string-value="000" calcext:value-type="string">
            <text:p>000</text:p>
          </table:table-cell>
          <table:table-cell table:formula="of:=IF([.G62]=&quot;&quot;;&quot;00000000&quot;;DEC2BIN([.G62];8))" office:value-type="string" office:string-value="00000000" calcext:value-type="string">
            <text:p>00000000</text:p>
          </table:table-cell>
          <table:table-cell table:formula="of:=COM.MICROSOFT.TEXTJOIN(&quot;_&quot;; ;[.T62];[.U62];[.V62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62];[.F62];[.G62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IF([.E63]=&quot;&quot;;&quot;11111_111_11111111 // RST&quot;;COM.MICROSOFT.TEXTJOIN( ; ;[.W63];[.Z63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60" calcext:value-type="float">
            <text:p>60</text:p>
          </table:table-cell>
          <table:table-cell table:formula="of:=VLOOKUP([.E63];[$Dictionary.$B$2:$Dictionary.$C$33];2;0)" office:value-type="string" office:string-value="" calcext:value-type="error">
            <text:p>#N/A</text:p>
          </table:table-cell>
          <table:table-cell table:formula="of:=IF([.F63]=&quot;&quot;;&quot;000&quot;;VLOOKUP([.F63];[$Dictionary.$E$2:$Dictionary.$F$10];2;0))" office:value-type="string" office:string-value="000" calcext:value-type="string">
            <text:p>000</text:p>
          </table:table-cell>
          <table:table-cell table:formula="of:=IF([.G63]=&quot;&quot;;&quot;00000000&quot;;DEC2BIN([.G63];8))" office:value-type="string" office:string-value="00000000" calcext:value-type="string">
            <text:p>00000000</text:p>
          </table:table-cell>
          <table:table-cell table:formula="of:=COM.MICROSOFT.TEXTJOIN(&quot;_&quot;; ;[.T63];[.U63];[.V63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63];[.F63];[.G63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IF([.E64]=&quot;&quot;;&quot;11111_111_11111111 // RST&quot;;COM.MICROSOFT.TEXTJOIN( ; ;[.W64];[.Z64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61" calcext:value-type="float">
            <text:p>61</text:p>
          </table:table-cell>
          <table:table-cell table:formula="of:=VLOOKUP([.E64];[$Dictionary.$B$2:$Dictionary.$C$33];2;0)" office:value-type="string" office:string-value="" calcext:value-type="error">
            <text:p>#N/A</text:p>
          </table:table-cell>
          <table:table-cell table:formula="of:=IF([.F64]=&quot;&quot;;&quot;000&quot;;VLOOKUP([.F64];[$Dictionary.$E$2:$Dictionary.$F$10];2;0))" office:value-type="string" office:string-value="000" calcext:value-type="string">
            <text:p>000</text:p>
          </table:table-cell>
          <table:table-cell table:formula="of:=IF([.G64]=&quot;&quot;;&quot;00000000&quot;;DEC2BIN([.G64];8))" office:value-type="string" office:string-value="00000000" calcext:value-type="string">
            <text:p>00000000</text:p>
          </table:table-cell>
          <table:table-cell table:formula="of:=COM.MICROSOFT.TEXTJOIN(&quot;_&quot;; ;[.T64];[.U64];[.V64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64];[.F64];[.G64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IF([.E65]=&quot;&quot;;&quot;11111_111_11111111 // RST&quot;;COM.MICROSOFT.TEXTJOIN( ; ;[.W65];[.Z65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62" calcext:value-type="float">
            <text:p>62</text:p>
          </table:table-cell>
          <table:table-cell table:formula="of:=VLOOKUP([.E65];[$Dictionary.$B$2:$Dictionary.$C$33];2;0)" office:value-type="string" office:string-value="" calcext:value-type="error">
            <text:p>#N/A</text:p>
          </table:table-cell>
          <table:table-cell table:formula="of:=IF([.F65]=&quot;&quot;;&quot;000&quot;;VLOOKUP([.F65];[$Dictionary.$E$2:$Dictionary.$F$10];2;0))" office:value-type="string" office:string-value="000" calcext:value-type="string">
            <text:p>000</text:p>
          </table:table-cell>
          <table:table-cell table:formula="of:=IF([.G65]=&quot;&quot;;&quot;00000000&quot;;DEC2BIN([.G65];8))" office:value-type="string" office:string-value="00000000" calcext:value-type="string">
            <text:p>00000000</text:p>
          </table:table-cell>
          <table:table-cell table:formula="of:=COM.MICROSOFT.TEXTJOIN(&quot;_&quot;; ;[.T65];[.U65];[.V65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65];[.F65];[.G65])" office:value-type="string" office:string-value=" //   " calcext:value-type="string">
            <text:p><text:s/>// <text:s text:c="2"/>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IF([.E66]=&quot;&quot;;&quot;11111_111_11111111 // RST&quot;;COM.MICROSOFT.TEXTJOIN( ; ;[.W66];[.Z66]))" office:value-type="string" office:string-value="11111_111_11111111 // RST" calcext:value-type="string" table:number-columns-spanned="4" table:number-rows-spanned="1">
            <text:p>11111_111_11111111 // RST</text:p>
          </table:table-cell>
          <table:covered-table-cell table:number-columns-repeated="3"/>
          <table:table-cell table:number-columns-repeated="4"/>
          <table:table-cell office:value-type="float" office:value="63" calcext:value-type="float">
            <text:p>63</text:p>
          </table:table-cell>
          <table:table-cell table:formula="of:=VLOOKUP([.E66];[$Dictionary.$B$2:$Dictionary.$C$33];2;0)" office:value-type="string" office:string-value="" calcext:value-type="error">
            <text:p>#N/A</text:p>
          </table:table-cell>
          <table:table-cell table:formula="of:=IF([.F66]=&quot;&quot;;&quot;000&quot;;VLOOKUP([.F66];[$Dictionary.$E$2:$Dictionary.$F$10];2;0))" office:value-type="string" office:string-value="000" calcext:value-type="string">
            <text:p>000</text:p>
          </table:table-cell>
          <table:table-cell table:formula="of:=IF([.G66]=&quot;&quot;;&quot;00000000&quot;;DEC2BIN([.G66];8))" office:value-type="string" office:string-value="00000000" calcext:value-type="string">
            <text:p>00000000</text:p>
          </table:table-cell>
          <table:table-cell table:formula="of:=COM.MICROSOFT.TEXTJOIN(&quot;_&quot;; ;[.T66];[.U66];[.V66])" office:value-type="string" office:string-value="" calcext:value-type="error" table:number-columns-spanned="2" table:number-rows-spanned="1">
            <text:p>#N/A</text:p>
          </table:table-cell>
          <table:covered-table-cell/>
          <table:table-cell/>
          <table:table-cell table:formula="of:=COM.MICROSOFT.TEXTJOIN(&quot; &quot;; ;[.$Y$2];[.E66];[.F66];[.G66])" office:value-type="string" office:string-value=" //   " calcext:value-type="string">
            <text:p><text:s/>// <text:s text:c="2"/></text:p>
          </table:table-cell>
          <table:table-cell table:number-columns-repeated="8"/>
        </table:table-row>
      </table:table>
      <table:table table:name="Dictionary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string" calcext:value-type="string">
            <text:p>00000</text:p>
          </table:table-cell>
          <table:table-cell/>
          <table:table-cell office:value-type="string" calcext:value-type="string">
            <text:p>R0</text:p>
          </table:table-cell>
          <table:table-cell table:style-name="ce4" office:value-type="string" calcext:value-type="string">
            <text:p>000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0001</text:p>
          </table:table-cell>
          <table:table-cell/>
          <table:table-cell office:value-type="string" calcext:value-type="string">
            <text:p>R1</text:p>
          </table:table-cell>
          <table:table-cell table:style-name="ce4" office:value-type="string" calcext:value-type="string">
            <text:p>001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00010</text:p>
          </table:table-cell>
          <table:table-cell/>
          <table:table-cell office:value-type="string" calcext:value-type="string">
            <text:p>R2</text:p>
          </table:table-cell>
          <table:table-cell table:style-name="ce4" office:value-type="string" calcext:value-type="string">
            <text:p>010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00011</text:p>
          </table:table-cell>
          <table:table-cell/>
          <table:table-cell office:value-type="string" calcext:value-type="string">
            <text:p>R3</text:p>
          </table:table-cell>
          <table:table-cell table:style-name="ce4" office:value-type="string" calcext:value-type="string">
            <text:p>011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0100</text:p>
          </table:table-cell>
          <table:table-cell/>
          <table:table-cell office:value-type="string" calcext:value-type="string">
            <text:p>R4</text:p>
          </table:table-cell>
          <table:table-cell table:style-name="ce4"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0101</text:p>
          </table:table-cell>
          <table:table-cell/>
          <table:table-cell office:value-type="string" calcext:value-type="string">
            <text:p>R5</text:p>
          </table:table-cell>
          <table:table-cell table:style-name="ce4" office:value-type="string" calcext:value-type="string">
            <text:p>101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0110</text:p>
          </table:table-cell>
          <table:table-cell/>
          <table:table-cell office:value-type="string" calcext:value-type="string">
            <text:p>R6</text:p>
          </table:table-cell>
          <table:table-cell table:style-name="ce4" office:value-type="string" calcext:value-type="string">
            <text:p>110</text:p>
          </table:table-cell>
        </table:table-row>
        <table:table-row table:style-name="ro1">
          <table:table-cell/>
          <table:table-cell office:value-type="string" calcext:value-type="string">
            <text:p>XNOR</text:p>
          </table:table-cell>
          <table:table-cell office:value-type="string" calcext:value-type="string">
            <text:p>00111</text:p>
          </table:table-cell>
          <table:table-cell/>
          <table:table-cell office:value-type="string" calcext:value-type="string">
            <text:p>R7</text:p>
          </table:table-cell>
          <table:table-cell table:style-name="ce4" office:value-type="string" calcext:value-type="string">
            <text:p>111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01000</text:p>
          </table:table-cell>
          <table:table-cell table:number-columns-repeated="2"/>
          <table:table-cell table:style-name="ce4" office:value-type="string" calcext:value-type="string">
            <text:p>000</text:p>
          </table:table-cell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01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1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1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01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011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0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011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1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1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V A,AD</text:p>
          </table:table-cell>
          <table:table-cell office:value-type="string" calcext:value-type="string">
            <text:p>10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V AD,A</text:p>
          </table:table-cell>
          <table:table-cell office:value-type="string" calcext:value-type="string">
            <text:p>10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10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101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 office:value-type="float" office:value="10110" calcext:value-type="float">
            <text:p>10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office:value-type="string" calcext:value-type="string">
            <text:p>101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string" calcext:value-type="string">
            <text:p>11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110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110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11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111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1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11111</text:p>
          </table:table-cell>
          <table:table-cell table:number-columns-repeated="3"/>
        </table:table-row>
      </table:table>
      <table:table table:name="Codes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Counting Fibonacci sequence</text:p>
          </table:table-cell>
          <table:covered-table-cell table:number-columns-repeated="2"/>
          <table:table-cell/>
          <table:table-cell table:style-name="ce7" office:value-type="string" calcext:value-type="string" table:number-columns-spanned="3" table:number-rows-spanned="1">
            <text:p>RAM test (no JZ)</text:p>
          </table:table-cell>
          <table:covered-table-cell table:number-columns-repeated="2"/>
          <table:table-cell office:value-type="string" calcext:value-type="string">
            <text:p><text:s/></text:p>
          </table:table-cell>
          <table:table-cell table:style-name="ce7" office:value-type="string" calcext:value-type="string" table:number-columns-spanned="3" table:number-rows-spanned="1">
            <text:p>RAM test (JZ)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LD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D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LDI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LDI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LDI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table:number-columns-repeated="3"/>
          <table:table-cell office:value-type="string" calcext:value-type="string">
            <text:p>MOV AD,A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LDI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CALL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JZ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JMP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LDI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MOV AD,A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LDI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table:number-columns-repeated="3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CALL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JZ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JMP IMM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JMP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MOV AD,A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MOV AD,A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MOV AD,A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V AD,A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V AD,A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MOV A,AD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D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V A,AD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V A,AD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V A,AD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JMP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V A,AD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OV A,AD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D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NC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T</text:p>
          </table:table-cell>
          <table:table-cell office:value-type="string" calcext:value-type="string">
            <text:p>R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22:25:20.978000000</meta:creation-date>
    <dc:date>2024-01-27T19:04:45.776398017</dc:date>
    <meta:editing-duration>PT4H34M5S</meta:editing-duration>
    <meta:editing-cycles>112</meta:editing-cycles>
    <meta:generator>LibreOffice/7.3.7.2$Linux_X86_64 LibreOffice_project/30$Build-2</meta:generator>
    <meta:document-statistic meta:table-count="3" meta:cell-count="1150" meta:object-count="0"/>
  </office:meta>
</office:document-meta>
</file>